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0A000000FD000000FDF1F7E11A.svm" manifest:media-type="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Pictures/2000000A000000FD000000FDF1F7E11A.svm" manifest:media-type="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Pictures/2000000A000000FD000000FDF1F7E11A.svm" manifest:media-type="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Pictures/2000000A000000FD000000FDF1F7E11A.svm" manifest:media-type="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72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0.7425in"/>
    </style:style>
    <style:style style:name="co4" style:family="table-column">
      <style:table-column-properties fo:break-before="auto" style:column-width="0.85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coh" table:style-name="ta1">
        <table:shapes>
          <draw:frame draw:z-index="0" draw:style-name="gr1" draw:text-style-name="P1" svg:width="6.2988in" svg:height="3.5429in" svg:x="7.5969in" svg:y="2.2398in">
            <draw:object draw:notify-on-update-of-ranges="ncoh.A2:ncoh.A95 ncoh.G2:ncoh.G9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0669in" svg:y="5.728in">
            <draw:object draw:notify-on-update-of-ranges="ncoh.A2:ncoh.A95 ncoh.D2:ncoh.D9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.0713in" svg:y="9.1291in">
            <draw:object draw:notify-on-update-of-ranges="ncoh.A2:ncoh.A95 ncoh.E2:ncoh.E9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.7976in" svg:y="9.0228in">
            <draw:object draw:notify-on-update-of-ranges="ncoh.A2:ncoh.A95 ncoh.F2:ncoh.F9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0.9992in" svg:y="2.2138in">
            <draw:object draw:notify-on-update-of-ranges="ncoh.A2:ncoh.A95 ncoh.C2:ncoh.C9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7.5819in" svg:y="5.7157in">
            <draw:object draw:notify-on-update-of-ranges="ncoh.A2:ncoh.A95 ncoh.H2:ncoh.H9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7.6453in" svg:y="9.1472in">
            <draw:object draw:notify-on-update-of-ranges="ncoh.A2:ncoh.A95 ncoh.I2:ncoh.I9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7.6276in" svg:y="12.6496in">
            <draw:object draw:notify-on-update-of-ranges="ncoh.A2:ncoh.A95 ncoh.J2:ncoh.J9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// Z, conv_fac, ncoh[0], ncoh[1], ncoh[2], ncoh[3], coh[0], coh[1], coh[2], coh[3]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74" calcext:value-type="float">
            <text:p>1.67E+000</text:p>
          </table:table-cell>
          <table:table-cell office:value-type="float" office:value="-2.15772" calcext:value-type="float">
            <text:p>-2.15772</text:p>
          </table:table-cell>
          <table:table-cell office:value-type="float" office:value="1.32685" calcext:value-type="float">
            <text:p>1.32685</text:p>
          </table:table-cell>
          <table:table-cell office:value-type="float" office:value="-0.30562" calcext:value-type="float">
            <text:p>-0.30562</text:p>
          </table:table-cell>
          <table:table-cell office:value-type="float" office:value="0.0185025" calcext:value-type="float">
            <text:p>0.0185025</text:p>
          </table:table-cell>
          <table:table-cell office:value-type="float" office:value="-0.119075" calcext:value-type="float">
            <text:p>-0.119075</text:p>
          </table:table-cell>
          <table:table-cell office:value-type="float" office:value="-0.937086" calcext:value-type="float">
            <text:p>-0.937086</text:p>
          </table:table-cell>
          <table:table-cell office:value-type="float" office:value="-0.200538" calcext:value-type="float">
            <text:p>-0.200538</text:p>
          </table:table-cell>
          <table:table-cell office:value-type="float" office:value="0.0106587" calcext:value-type="float">
            <text:p>0.0106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647" calcext:value-type="float">
            <text:p>6.65E+000</text:p>
          </table:table-cell>
          <table:table-cell office:value-type="float" office:value="-2.56357" calcext:value-type="float">
            <text:p>-2.56357</text:p>
          </table:table-cell>
          <table:table-cell office:value-type="float" office:value="2.02536" calcext:value-type="float">
            <text:p>2.02536</text:p>
          </table:table-cell>
          <table:table-cell office:value-type="float" office:value="-0.44871" calcext:value-type="float">
            <text:p>-0.44871</text:p>
          </table:table-cell>
          <table:table-cell office:value-type="float" office:value="0.0279691" calcext:value-type="float">
            <text:p>0.0279691</text:p>
          </table:table-cell>
          <table:table-cell office:value-type="float" office:value="1.04768" calcext:value-type="float">
            <text:p>1.04768</text:p>
          </table:table-cell>
          <table:table-cell office:value-type="float" office:value="-0.0851805" calcext:value-type="float">
            <text:p>-0.0851805</text:p>
          </table:table-cell>
          <table:table-cell office:value-type="float" office:value="-0.403527" calcext:value-type="float">
            <text:p>-0.403527</text:p>
          </table:table-cell>
          <table:table-cell office:value-type="float" office:value="0.0269398" calcext:value-type="float">
            <text:p>0.02693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52" calcext:value-type="float">
            <text:p>1.15E+001</text:p>
          </table:table-cell>
          <table:table-cell office:value-type="float" office:value="-1.0874" calcext:value-type="float">
            <text:p>-1.0874</text:p>
          </table:table-cell>
          <table:table-cell office:value-type="float" office:value="1.03368" calcext:value-type="float">
            <text:p>1.03368</text:p>
          </table:table-cell>
          <table:table-cell office:value-type="float" office:value="-0.190377" calcext:value-type="float">
            <text:p>-0.190377</text:p>
          </table:table-cell>
          <table:table-cell office:value-type="float" office:value="0.00779955" calcext:value-type="float">
            <text:p>0.00779955</text:p>
          </table:table-cell>
          <table:table-cell office:value-type="float" office:value="1.34366" calcext:value-type="float">
            <text:p>1.34366</text:p>
          </table:table-cell>
          <table:table-cell office:value-type="float" office:value="0.181557" calcext:value-type="float">
            <text:p>0.181557</text:p>
          </table:table-cell>
          <table:table-cell office:value-type="float" office:value="-0.423981" calcext:value-type="float">
            <text:p>-0.423981</text:p>
          </table:table-cell>
          <table:table-cell office:value-type="float" office:value="0.026619" calcext:value-type="float">
            <text:p>0.0266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96" calcext:value-type="float">
            <text:p>1.50E+001</text:p>
          </table:table-cell>
          <table:table-cell office:value-type="float" office:value="-0.690079" calcext:value-type="float">
            <text:p>-0.690079</text:p>
          </table:table-cell>
          <table:table-cell office:value-type="float" office:value="0.946448" calcext:value-type="float">
            <text:p>0.946448</text:p>
          </table:table-cell>
          <table:table-cell office:value-type="float" office:value="-0.171142" calcext:value-type="float">
            <text:p>-0.171142</text:p>
          </table:table-cell>
          <table:table-cell office:value-type="float" office:value="0.00651413" calcext:value-type="float">
            <text:p>0.00651413</text:p>
          </table:table-cell>
          <table:table-cell office:value-type="float" office:value="2.0086" calcext:value-type="float">
            <text:p>2.0086</text:p>
          </table:table-cell>
          <table:table-cell office:value-type="float" office:value="-0.046192" calcext:value-type="float">
            <text:p>-0.046192</text:p>
          </table:table-cell>
          <table:table-cell office:value-type="float" office:value="-0.337018" calcext:value-type="float">
            <text:p>-0.337018</text:p>
          </table:table-cell>
          <table:table-cell office:value-type="float" office:value="0.0186939" calcext:value-type="float">
            <text:p>0.01869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95" calcext:value-type="float">
            <text:p>1.80E+001</text:p>
          </table:table-cell>
          <table:table-cell office:value-type="float" office:value="-0.791177" calcext:value-type="float">
            <text:p>-0.791177</text:p>
          </table:table-cell>
          <table:table-cell office:value-type="float" office:value="1.21611" calcext:value-type="float">
            <text:p>1.21611</text:p>
          </table:table-cell>
          <table:table-cell office:value-type="float" office:value="-0.239087" calcext:value-type="float">
            <text:p>-0.239087</text:p>
          </table:table-cell>
          <table:table-cell office:value-type="float" office:value="0.0117686" calcext:value-type="float">
            <text:p>0.0117686</text:p>
          </table:table-cell>
          <table:table-cell office:value-type="float" office:value="2.62862" calcext:value-type="float">
            <text:p>2.62862</text:p>
          </table:table-cell>
          <table:table-cell office:value-type="float" office:value="-0.207916" calcext:value-type="float">
            <text:p>-0.207916</text:p>
          </table:table-cell>
          <table:table-cell office:value-type="float" office:value="-0.286283" calcext:value-type="float">
            <text:p>-0.286283</text:p>
          </table:table-cell>
          <table:table-cell office:value-type="float" office:value="0.0144966" calcext:value-type="float">
            <text:p>0.01449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94" calcext:value-type="float">
            <text:p>1.99E+001</text:p>
          </table:table-cell>
          <table:table-cell office:value-type="float" office:value="-0.982878" calcext:value-type="float">
            <text:p>-0.982878</text:p>
          </table:table-cell>
          <table:table-cell office:value-type="float" office:value="1.46693" calcext:value-type="float">
            <text:p>1.46693</text:p>
          </table:table-cell>
          <table:table-cell office:value-type="float" office:value="-0.293743" calcext:value-type="float">
            <text:p>-0.293743</text:p>
          </table:table-cell>
          <table:table-cell office:value-type="float" office:value="0.0156005" calcext:value-type="float">
            <text:p>0.0156005</text:p>
          </table:table-cell>
          <table:table-cell office:value-type="float" office:value="3.10861" calcext:value-type="float">
            <text:p>3.10861</text:p>
          </table:table-cell>
          <table:table-cell office:value-type="float" office:value="-0.26058" calcext:value-type="float">
            <text:p>-0.26058</text:p>
          </table:table-cell>
          <table:table-cell office:value-type="float" office:value="-0.271974" calcext:value-type="float">
            <text:p>-0.271974</text:p>
          </table:table-cell>
          <table:table-cell office:value-type="float" office:value="0.0135181" calcext:value-type="float">
            <text:p>0.01351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26" calcext:value-type="float">
            <text:p>2.33E+001</text:p>
          </table:table-cell>
          <table:table-cell office:value-type="float" office:value="-1.23693" calcext:value-type="float">
            <text:p>-1.23693</text:p>
          </table:table-cell>
          <table:table-cell office:value-type="float" office:value="1.7451" calcext:value-type="float">
            <text:p>1.7451</text:p>
          </table:table-cell>
          <table:table-cell office:value-type="float" office:value="-0.35466" calcext:value-type="float">
            <text:p>-0.35466</text:p>
          </table:table-cell>
          <table:table-cell office:value-type="float" office:value="0.0198705" calcext:value-type="float">
            <text:p>0.0198705</text:p>
          </table:table-cell>
          <table:table-cell office:value-type="float" office:value="3.4776" calcext:value-type="float">
            <text:p>3.4776</text:p>
          </table:table-cell>
          <table:table-cell office:value-type="float" office:value="-0.215762" calcext:value-type="float">
            <text:p>-0.215762</text:p>
          </table:table-cell>
          <table:table-cell office:value-type="float" office:value="-0.288874" calcext:value-type="float">
            <text:p>-0.288874</text:p>
          </table:table-cell>
          <table:table-cell office:value-type="float" office:value="0.0115131" calcext:value-type="float">
            <text:p>0.01151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57" calcext:value-type="float">
            <text:p>2.66E+001</text:p>
          </table:table-cell>
          <table:table-cell office:value-type="float" office:value="-1.73679" calcext:value-type="float">
            <text:p>-1.73679</text:p>
          </table:table-cell>
          <table:table-cell office:value-type="float" office:value="2.17686" calcext:value-type="float">
            <text:p>2.17686</text:p>
          </table:table-cell>
          <table:table-cell office:value-type="float" office:value="-0.44905" calcext:value-type="float">
            <text:p>-0.44905</text:p>
          </table:table-cell>
          <table:table-cell office:value-type="float" office:value="0.0264733" calcext:value-type="float">
            <text:p>0.0264733</text:p>
          </table:table-cell>
          <table:table-cell office:value-type="float" office:value="3.77239" calcext:value-type="float">
            <text:p>3.77239</text:p>
          </table:table-cell>
          <table:table-cell office:value-type="float" office:value="-0.148539" calcext:value-type="float">
            <text:p>-0.148539</text:p>
          </table:table-cell>
          <table:table-cell office:value-type="float" office:value="-0.307124" calcext:value-type="float">
            <text:p>-0.307124</text:p>
          </table:table-cell>
          <table:table-cell office:value-type="float" office:value="0.0167303" calcext:value-type="float">
            <text:p>0.01673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.55" calcext:value-type="float">
            <text:p>3.16E+001</text:p>
          </table:table-cell>
          <table:table-cell office:value-type="float" office:value="-1.8757" calcext:value-type="float">
            <text:p>-1.8757</text:p>
          </table:table-cell>
          <table:table-cell office:value-type="float" office:value="2.32016" calcext:value-type="float">
            <text:p>2.32016</text:p>
          </table:table-cell>
          <table:table-cell office:value-type="float" office:value="-0.475412" calcext:value-type="float">
            <text:p>-0.475412</text:p>
          </table:table-cell>
          <table:table-cell office:value-type="float" office:value="0.028068" calcext:value-type="float">
            <text:p>0.028068</text:p>
          </table:table-cell>
          <table:table-cell office:value-type="float" office:value="4.00716" calcext:value-type="float">
            <text:p>4.00716</text:p>
          </table:table-cell>
          <table:table-cell office:value-type="float" office:value="-0.0560908" calcext:value-type="float">
            <text:p>-0.0560908</text:p>
          </table:table-cell>
          <table:table-cell office:value-type="float" office:value="-0.332017" calcext:value-type="float">
            <text:p>-0.332017</text:p>
          </table:table-cell>
          <table:table-cell office:value-type="float" office:value="0.0187934" calcext:value-type="float">
            <text:p>0.01879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.51" calcext:value-type="float">
            <text:p>3.35E+001</text:p>
          </table:table-cell>
          <table:table-cell office:value-type="float" office:value="-1.7551" calcext:value-type="float">
            <text:p>-1.7551</text:p>
          </table:table-cell>
          <table:table-cell office:value-type="float" office:value="2.24226" calcext:value-type="float">
            <text:p>2.24226</text:p>
          </table:table-cell>
          <table:table-cell office:value-type="float" office:value="-0.44764" calcext:value-type="float">
            <text:p>-0.44764</text:p>
          </table:table-cell>
          <table:table-cell office:value-type="float" office:value="0.0255801" calcext:value-type="float">
            <text:p>0.0255801</text:p>
          </table:table-cell>
          <table:table-cell office:value-type="float" office:value="4.20151" calcext:value-type="float">
            <text:p>4.20151</text:p>
          </table:table-cell>
          <table:table-cell office:value-type="float" office:value="0.0416247" calcext:value-type="float">
            <text:p>0.0416247</text:p>
          </table:table-cell>
          <table:table-cell office:value-type="float" office:value="-0.356754" calcext:value-type="float">
            <text:p>-0.356754</text:p>
          </table:table-cell>
          <table:table-cell office:value-type="float" office:value="0.0207585" calcext:value-type="float">
            <text:p>0.02075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.19" calcext:value-type="float">
            <text:p>3.82E+001</text:p>
          </table:table-cell>
          <table:table-cell office:value-type="float" office:value="-0.967717" calcext:value-type="float">
            <text:p>-0.967717</text:p>
          </table:table-cell>
          <table:table-cell office:value-type="float" office:value="1.61794" calcext:value-type="float">
            <text:p>1.61794</text:p>
          </table:table-cell>
          <table:table-cell office:value-type="float" office:value="-0.287191" calcext:value-type="float">
            <text:p>-0.287191</text:p>
          </table:table-cell>
          <table:table-cell office:value-type="float" office:value="0.0131526" calcext:value-type="float">
            <text:p>0.0131526</text:p>
          </table:table-cell>
          <table:table-cell office:value-type="float" office:value="4.26374" calcext:value-type="float">
            <text:p>4.26374</text:p>
          </table:table-cell>
          <table:table-cell office:value-type="float" office:value="0.134662" calcext:value-type="float">
            <text:p>0.134662</text:p>
          </table:table-cell>
          <table:table-cell office:value-type="float" office:value="-0.37008" calcext:value-type="float">
            <text:p>-0.37008</text:p>
          </table:table-cell>
          <table:table-cell office:value-type="float" office:value="0.0214467" calcext:value-type="float">
            <text:p>0.02144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.38" calcext:value-type="float">
            <text:p>4.04E+001</text:p>
          </table:table-cell>
          <table:table-cell office:value-type="float" office:value="-0.571611" calcext:value-type="float">
            <text:p>-0.571611</text:p>
          </table:table-cell>
          <table:table-cell office:value-type="float" office:value="1.35498" calcext:value-type="float">
            <text:p>1.35498</text:p>
          </table:table-cell>
          <table:table-cell office:value-type="float" office:value="-0.222491" calcext:value-type="float">
            <text:p>-0.222491</text:p>
          </table:table-cell>
          <table:table-cell office:value-type="float" office:value="0.00830141" calcext:value-type="float">
            <text:p>0.00830141</text:p>
          </table:table-cell>
          <table:table-cell office:value-type="float" office:value="4.39404" calcext:value-type="float">
            <text:p>4.39404</text:p>
          </table:table-cell>
          <table:table-cell office:value-type="float" office:value="0.137858" calcext:value-type="float">
            <text:p>0.137858</text:p>
          </table:table-cell>
          <table:table-cell office:value-type="float" office:value="-0.35954" calcext:value-type="float">
            <text:p>-0.35954</text:p>
          </table:table-cell>
          <table:table-cell office:value-type="float" office:value="0.020238" calcext:value-type="float">
            <text:p>0.0202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.78" calcext:value-type="float">
            <text:p>4.48E+001</text:p>
          </table:table-cell>
          <table:table-cell office:value-type="float" office:value="-0.439322" calcext:value-type="float">
            <text:p>-0.439322</text:p>
          </table:table-cell>
          <table:table-cell office:value-type="float" office:value="1.30867" calcext:value-type="float">
            <text:p>1.30867</text:p>
          </table:table-cell>
          <table:table-cell office:value-type="float" office:value="-0.211648" calcext:value-type="float">
            <text:p>-0.211648</text:p>
          </table:table-cell>
          <table:table-cell office:value-type="float" office:value="0.0075421" calcext:value-type="float">
            <text:p>0.0075421</text:p>
          </table:table-cell>
          <table:table-cell office:value-type="float" office:value="4.15995" calcext:value-type="float">
            <text:p>4.15995</text:p>
          </table:table-cell>
          <table:table-cell office:value-type="float" office:value="0.140549" calcext:value-type="float">
            <text:p>0.140549</text:p>
          </table:table-cell>
          <table:table-cell office:value-type="float" office:value="-0.352441" calcext:value-type="float">
            <text:p>-0.352441</text:p>
          </table:table-cell>
          <table:table-cell office:value-type="float" office:value="0.0193692" calcext:value-type="float">
            <text:p>0.01936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.63" calcext:value-type="float">
            <text:p>4.66E+001</text:p>
          </table:table-cell>
          <table:table-cell office:value-type="float" office:value="-0.414971" calcext:value-type="float">
            <text:p>-0.414971</text:p>
          </table:table-cell>
          <table:table-cell office:value-type="float" office:value="1.34868" calcext:value-type="float">
            <text:p>1.34868</text:p>
          </table:table-cell>
          <table:table-cell office:value-type="float" office:value="-0.222315" calcext:value-type="float">
            <text:p>-0.222315</text:p>
          </table:table-cell>
          <table:table-cell office:value-type="float" office:value="0.00841959" calcext:value-type="float">
            <text:p>0.00841959</text:p>
          </table:table-cell>
          <table:table-cell office:value-type="float" office:value="4.64678" calcext:value-type="float">
            <text:p>4.64678</text:p>
          </table:table-cell>
          <table:table-cell office:value-type="float" office:value="0.16278" calcext:value-type="float">
            <text:p>0.16278</text:p>
          </table:table-cell>
          <table:table-cell office:value-type="float" office:value="-0.358563" calcext:value-type="float">
            <text:p>-0.358563</text:p>
          </table:table-cell>
          <table:table-cell office:value-type="float" office:value="0.0196926" calcext:value-type="float">
            <text:p>0.01969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.43" calcext:value-type="float">
            <text:p>5.14E+001</text:p>
          </table:table-cell>
          <table:table-cell office:value-type="float" office:value="-0.476903" calcext:value-type="float">
            <text:p>-0.476903</text:p>
          </table:table-cell>
          <table:table-cell office:value-type="float" office:value="1.46032" calcext:value-type="float">
            <text:p>1.46032</text:p>
          </table:table-cell>
          <table:table-cell office:value-type="float" office:value="-0.251331" calcext:value-type="float">
            <text:p>-0.251331</text:p>
          </table:table-cell>
          <table:table-cell office:value-type="float" office:value="0.0107202" calcext:value-type="float">
            <text:p>0.0107202</text:p>
          </table:table-cell>
          <table:table-cell office:value-type="float" office:value="4.78525" calcext:value-type="float">
            <text:p>4.78525</text:p>
          </table:table-cell>
          <table:table-cell office:value-type="float" office:value="0.168708" calcext:value-type="float">
            <text:p>0.168708</text:p>
          </table:table-cell>
          <table:table-cell office:value-type="float" office:value="-0.360383" calcext:value-type="float">
            <text:p>-0.360383</text:p>
          </table:table-cell>
          <table:table-cell office:value-type="float" office:value="0.0197155" calcext:value-type="float">
            <text:p>0.01971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.24" calcext:value-type="float">
            <text:p>5.32E+001</text:p>
          </table:table-cell>
          <table:table-cell office:value-type="float" office:value="-0.656419" calcext:value-type="float">
            <text:p>-0.656419</text:p>
          </table:table-cell>
          <table:table-cell office:value-type="float" office:value="1.65408" calcext:value-type="float">
            <text:p>1.65408</text:p>
          </table:table-cell>
          <table:table-cell office:value-type="float" office:value="-0.298623" calcext:value-type="float">
            <text:p>-0.298623</text:p>
          </table:table-cell>
          <table:table-cell office:value-type="float" office:value="0.0142979" calcext:value-type="float">
            <text:p>0.0142979</text:p>
          </table:table-cell>
          <table:table-cell office:value-type="float" office:value="4.92707" calcext:value-type="float">
            <text:p>4.92707</text:p>
          </table:table-cell>
          <table:table-cell office:value-type="float" office:value="0.165746" calcext:value-type="float">
            <text:p>0.165746</text:p>
          </table:table-cell>
          <table:table-cell office:value-type="float" office:value="-0.359424" calcext:value-type="float">
            <text:p>-0.359424</text:p>
          </table:table-cell>
          <table:table-cell office:value-type="float" office:value="0.0195505" calcext:value-type="float">
            <text:p>0.01955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87" calcext:value-type="float">
            <text:p>5.89E+001</text:p>
          </table:table-cell>
          <table:table-cell office:value-type="float" office:value="-0.718627" calcext:value-type="float">
            <text:p>-0.718627</text:p>
          </table:table-cell>
          <table:table-cell office:value-type="float" office:value="1.74294" calcext:value-type="float">
            <text:p>1.74294</text:p>
          </table:table-cell>
          <table:table-cell office:value-type="float" office:value="-0.319429" calcext:value-type="float">
            <text:p>-0.319429</text:p>
          </table:table-cell>
          <table:table-cell office:value-type="float" office:value="0.0158429" calcext:value-type="float">
            <text:p>0.0158429</text:p>
          </table:table-cell>
          <table:table-cell office:value-type="float" office:value="5.07222" calcext:value-type="float">
            <text:p>5.07222</text:p>
          </table:table-cell>
          <table:table-cell office:value-type="float" office:value="0.149127" calcext:value-type="float">
            <text:p>0.149127</text:p>
          </table:table-cell>
          <table:table-cell office:value-type="float" office:value="-0.352858" calcext:value-type="float">
            <text:p>-0.352858</text:p>
          </table:table-cell>
          <table:table-cell office:value-type="float" office:value="0.0189439" calcext:value-type="float">
            <text:p>0.01894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.32" calcext:value-type="float">
            <text:p>6.63E+001</text:p>
          </table:table-cell>
          <table:table-cell office:value-type="float" office:value="-0.682105" calcext:value-type="float">
            <text:p>-0.682105</text:p>
          </table:table-cell>
          <table:table-cell office:value-type="float" office:value="1.74279" calcext:value-type="float">
            <text:p>1.74279</text:p>
          </table:table-cell>
          <table:table-cell office:value-type="float" office:value="-0.317646" calcext:value-type="float">
            <text:p>-0.317646</text:p>
          </table:table-cell>
          <table:table-cell office:value-type="float" office:value="0.0156467" calcext:value-type="float">
            <text:p>0.0156467</text:p>
          </table:table-cell>
          <table:table-cell office:value-type="float" office:value="5.21079" calcext:value-type="float">
            <text:p>5.21079</text:p>
          </table:table-cell>
          <table:table-cell office:value-type="float" office:value="0.135618" calcext:value-type="float">
            <text:p>0.135618</text:p>
          </table:table-cell>
          <table:table-cell office:value-type="float" office:value="-0.347214" calcext:value-type="float">
            <text:p>-0.347214</text:p>
          </table:table-cell>
          <table:table-cell office:value-type="float" office:value="0.0184333" calcext:value-type="float">
            <text:p>0.0184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.93" calcext:value-type="float">
            <text:p>6.49E+001</text:p>
          </table:table-cell>
          <table:table-cell office:value-type="float" office:value="-0.344007" calcext:value-type="float">
            <text:p>-0.344007</text:p>
          </table:table-cell>
          <table:table-cell office:value-type="float" office:value="1.49236" calcext:value-type="float">
            <text:p>1.49236</text:p>
          </table:table-cell>
          <table:table-cell office:value-type="float" office:value="-0.254135" calcext:value-type="float">
            <text:p>-0.254135</text:p>
          </table:table-cell>
          <table:table-cell office:value-type="float" office:value="0.0107684" calcext:value-type="float">
            <text:p>0.0107684</text:p>
          </table:table-cell>
          <table:table-cell office:value-type="float" office:value="5.25587" calcext:value-type="float">
            <text:p>5.25587</text:p>
          </table:table-cell>
          <table:table-cell office:value-type="float" office:value="0.18804" calcext:value-type="float">
            <text:p>0.18804</text:p>
          </table:table-cell>
          <table:table-cell office:value-type="float" office:value="-0.359623" calcext:value-type="float">
            <text:p>-0.359623</text:p>
          </table:table-cell>
          <table:table-cell office:value-type="float" office:value="0.0193085" calcext:value-type="float">
            <text:p>0.01930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.55" calcext:value-type="float">
            <text:p>6.66E+001</text:p>
          </table:table-cell>
          <table:table-cell office:value-type="float" office:value="-0.098242" calcext:value-type="float">
            <text:p>-0.098242</text:p>
          </table:table-cell>
          <table:table-cell office:value-type="float" office:value="1.32829" calcext:value-type="float">
            <text:p>1.32829</text:p>
          </table:table-cell>
          <table:table-cell office:value-type="float" office:value="-0.213747" calcext:value-type="float">
            <text:p>-0.213747</text:p>
          </table:table-cell>
          <table:table-cell office:value-type="float" office:value="0.00773065" calcext:value-type="float">
            <text:p>0.00773065</text:p>
          </table:table-cell>
          <table:table-cell office:value-type="float" office:value="5.32375" calcext:value-type="float">
            <text:p>5.32375</text:p>
          </table:table-cell>
          <table:table-cell office:value-type="float" office:value="0.206685" calcext:value-type="float">
            <text:p>0.206685</text:p>
          </table:table-cell>
          <table:table-cell office:value-type="float" office:value="-0.361664" calcext:value-type="float">
            <text:p>-0.361664</text:p>
          </table:table-cell>
          <table:table-cell office:value-type="float" office:value="0.0193328" calcext:value-type="float">
            <text:p>0.01933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.65" calcext:value-type="float">
            <text:p>7.47E+001</text:p>
          </table:table-cell>
          <table:table-cell office:value-type="float" office:value="-0.159831" calcext:value-type="float">
            <text:p>-0.159831</text:p>
          </table:table-cell>
          <table:table-cell office:value-type="float" office:value="1.39055" calcext:value-type="float">
            <text:p>1.39055</text:p>
          </table:table-cell>
          <table:table-cell office:value-type="float" office:value="-0.225849" calcext:value-type="float">
            <text:p>-0.225849</text:p>
          </table:table-cell>
          <table:table-cell office:value-type="float" office:value="0.00851954" calcext:value-type="float">
            <text:p>0.00851954</text:p>
          </table:table-cell>
          <table:table-cell office:value-type="float" office:value="5.43942" calcext:value-type="float">
            <text:p>5.43942</text:p>
          </table:table-cell>
          <table:table-cell office:value-type="float" office:value="0.200174" calcext:value-type="float">
            <text:p>0.200174</text:p>
          </table:table-cell>
          <table:table-cell office:value-type="float" office:value="-0.359064" calcext:value-type="float">
            <text:p>-0.359064</text:p>
          </table:table-cell>
          <table:table-cell office:value-type="float" office:value="0.0191027" calcext:value-type="float">
            <text:p>0.01910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.53" calcext:value-type="float">
            <text:p>7.95E+001</text:p>
          </table:table-cell>
          <table:table-cell office:value-type="float" office:value="-0.230573" calcext:value-type="float">
            <text:p>-0.230573</text:p>
          </table:table-cell>
          <table:table-cell office:value-type="float" office:value="1.45848" calcext:value-type="float">
            <text:p>1.45848</text:p>
          </table:table-cell>
          <table:table-cell office:value-type="float" office:value="-0.23916" calcext:value-type="float">
            <text:p>-0.23916</text:p>
          </table:table-cell>
          <table:table-cell office:value-type="float" office:value="0.00938528" calcext:value-type="float">
            <text:p>0.00938528</text:p>
          </table:table-cell>
          <table:table-cell office:value-type="float" office:value="5.55039" calcext:value-type="float">
            <text:p>5.55039</text:p>
          </table:table-cell>
          <table:table-cell office:value-type="float" office:value="0.197697" calcext:value-type="float">
            <text:p>0.197697</text:p>
          </table:table-cell>
          <table:table-cell office:value-type="float" office:value="-0.357694" calcext:value-type="float">
            <text:p>-0.357694</text:p>
          </table:table-cell>
          <table:table-cell office:value-type="float" office:value="0.0189866" calcext:value-type="float">
            <text:p>0.01898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4.59" calcext:value-type="float">
            <text:p>8.46E+001</text:p>
          </table:table-cell>
          <table:table-cell office:value-type="float" office:value="-0.308103" calcext:value-type="float">
            <text:p>-0.308103</text:p>
          </table:table-cell>
          <table:table-cell office:value-type="float" office:value="1.52879" calcext:value-type="float">
            <text:p>1.52879</text:p>
          </table:table-cell>
          <table:table-cell office:value-type="float" office:value="-0.252768" calcext:value-type="float">
            <text:p>-0.252768</text:p>
          </table:table-cell>
          <table:table-cell office:value-type="float" office:value="0.0102571" calcext:value-type="float">
            <text:p>0.0102571</text:p>
          </table:table-cell>
          <table:table-cell office:value-type="float" office:value="5.65514" calcext:value-type="float">
            <text:p>5.65514</text:p>
          </table:table-cell>
          <table:table-cell office:value-type="float" office:value="0.199533" calcext:value-type="float">
            <text:p>0.199533</text:p>
          </table:table-cell>
          <table:table-cell office:value-type="float" office:value="-0.357487" calcext:value-type="float">
            <text:p>-0.357487</text:p>
          </table:table-cell>
          <table:table-cell office:value-type="float" office:value="0.0189691" calcext:value-type="float">
            <text:p>0.01896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6.34" calcext:value-type="float">
            <text:p>8.63E+001</text:p>
          </table:table-cell>
          <table:table-cell office:value-type="float" office:value="-0.387641" calcext:value-type="float">
            <text:p>-0.387641</text:p>
          </table:table-cell>
          <table:table-cell office:value-type="float" office:value="1.59727" calcext:value-type="float">
            <text:p>1.59727</text:p>
          </table:table-cell>
          <table:table-cell office:value-type="float" office:value="-0.26624" calcext:value-type="float">
            <text:p>-0.26624</text:p>
          </table:table-cell>
          <table:table-cell office:value-type="float" office:value="0.0111523" calcext:value-type="float">
            <text:p>0.0111523</text:p>
          </table:table-cell>
          <table:table-cell office:value-type="float" office:value="5.77399" calcext:value-type="float">
            <text:p>5.77399</text:p>
          </table:table-cell>
          <table:table-cell office:value-type="float" office:value="0.203858" calcext:value-type="float">
            <text:p>0.203858</text:p>
          </table:table-cell>
          <table:table-cell office:value-type="float" office:value="-0.359699" calcext:value-type="float">
            <text:p>-0.359699</text:p>
          </table:table-cell>
          <table:table-cell office:value-type="float" office:value="0.0192225" calcext:value-type="float">
            <text:p>0.01922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1.22" calcext:value-type="float">
            <text:p>9.12E+001</text:p>
          </table:table-cell>
          <table:table-cell office:value-type="float" office:value="-0.247059" calcext:value-type="float">
            <text:p>-0.247059</text:p>
          </table:table-cell>
          <table:table-cell office:value-type="float" office:value="1.49722" calcext:value-type="float">
            <text:p>1.49722</text:p>
          </table:table-cell>
          <table:table-cell office:value-type="float" office:value="-0.238781" calcext:value-type="float">
            <text:p>-0.238781</text:p>
          </table:table-cell>
          <table:table-cell office:value-type="float" office:value="0.00893208" calcext:value-type="float">
            <text:p>0.00893208</text:p>
          </table:table-cell>
          <table:table-cell office:value-type="float" office:value="5.84604" calcext:value-type="float">
            <text:p>5.84604</text:p>
          </table:table-cell>
          <table:table-cell office:value-type="float" office:value="0.213814" calcext:value-type="float">
            <text:p>0.213814</text:p>
          </table:table-cell>
          <table:table-cell office:value-type="float" office:value="-0.359718" calcext:value-type="float">
            <text:p>-0.359718</text:p>
          </table:table-cell>
          <table:table-cell office:value-type="float" office:value="0.0191459" calcext:value-type="float">
            <text:p>0.01914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2.74" calcext:value-type="float">
            <text:p>9.27E+001</text:p>
          </table:table-cell>
          <table:table-cell office:value-type="float" office:value="-0.342379" calcext:value-type="float">
            <text:p>-0.342379</text:p>
          </table:table-cell>
          <table:table-cell office:value-type="float" office:value="1.57245" calcext:value-type="float">
            <text:p>1.57245</text:p>
          </table:table-cell>
          <table:table-cell office:value-type="float" office:value="-0.253198" calcext:value-type="float">
            <text:p>-0.253198</text:p>
          </table:table-cell>
          <table:table-cell office:value-type="float" office:value="0.00985822" calcext:value-type="float">
            <text:p>0.00985822</text:p>
          </table:table-cell>
          <table:table-cell office:value-type="float" office:value="5.93292" calcext:value-type="float">
            <text:p>5.93292</text:p>
          </table:table-cell>
          <table:table-cell office:value-type="float" office:value="0.225038" calcext:value-type="float">
            <text:p>0.225038</text:p>
          </table:table-cell>
          <table:table-cell office:value-type="float" office:value="-0.361748" calcext:value-type="float">
            <text:p>-0.361748</text:p>
          </table:table-cell>
          <table:table-cell office:value-type="float" office:value="0.0193024" calcext:value-type="float">
            <text:p>0.01930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7.85" calcext:value-type="float">
            <text:p>9.79E+001</text:p>
          </table:table-cell>
          <table:table-cell office:value-type="float" office:value="-0.428804" calcext:value-type="float">
            <text:p>-0.428804</text:p>
          </table:table-cell>
          <table:table-cell office:value-type="float" office:value="1.64129" calcext:value-type="float">
            <text:p>1.64129</text:p>
          </table:table-cell>
          <table:table-cell office:value-type="float" office:value="-0.266013" calcext:value-type="float">
            <text:p>-0.266013</text:p>
          </table:table-cell>
          <table:table-cell office:value-type="float" office:value="0.0106512" calcext:value-type="float">
            <text:p>0.0106512</text:p>
          </table:table-cell>
          <table:table-cell office:value-type="float" office:value="6.01478" calcext:value-type="float">
            <text:p>6.01478</text:p>
          </table:table-cell>
          <table:table-cell office:value-type="float" office:value="0.237959" calcext:value-type="float">
            <text:p>0.237959</text:p>
          </table:table-cell>
          <table:table-cell office:value-type="float" office:value="-0.364056" calcext:value-type="float">
            <text:p>-0.364056</text:p>
          </table:table-cell>
          <table:table-cell office:value-type="float" office:value="0.0194754" calcext:value-type="float">
            <text:p>0.01947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7.45" calcext:value-type="float">
            <text:p>9.75E+001</text:p>
          </table:table-cell>
          <table:table-cell office:value-type="float" office:value="-0.50436" calcext:value-type="float">
            <text:p>-0.50436</text:p>
          </table:table-cell>
          <table:table-cell office:value-type="float" office:value="1.7004" calcext:value-type="float">
            <text:p>1.7004</text:p>
          </table:table-cell>
          <table:table-cell office:value-type="float" office:value="-0.276443" calcext:value-type="float">
            <text:p>-0.276443</text:p>
          </table:table-cell>
          <table:table-cell office:value-type="float" office:value="0.0112628" calcext:value-type="float">
            <text:p>0.0112628</text:p>
          </table:table-cell>
          <table:table-cell office:value-type="float" office:value="6.09024" calcext:value-type="float">
            <text:p>6.09024</text:p>
          </table:table-cell>
          <table:table-cell office:value-type="float" office:value="0.22277" calcext:value-type="float">
            <text:p>0.22277</text:p>
          </table:table-cell>
          <table:table-cell office:value-type="float" office:value="-0.366568" calcext:value-type="float">
            <text:p>-0.366568</text:p>
          </table:table-cell>
          <table:table-cell office:value-type="float" office:value="0.0196586" calcext:value-type="float">
            <text:p>0.01965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5.5" calcext:value-type="float">
            <text:p>1.06E+002</text:p>
          </table:table-cell>
          <table:table-cell office:value-type="float" office:value="-0.57021" calcext:value-type="float">
            <text:p>-0.57021</text:p>
          </table:table-cell>
          <table:table-cell office:value-type="float" office:value="1.75042" calcext:value-type="float">
            <text:p>1.75042</text:p>
          </table:table-cell>
          <table:table-cell office:value-type="float" office:value="-0.284555" calcext:value-type="float">
            <text:p>-0.284555</text:p>
          </table:table-cell>
          <table:table-cell office:value-type="float" office:value="0.011693" calcext:value-type="float">
            <text:p>0.011693</text:p>
          </table:table-cell>
          <table:table-cell office:value-type="float" office:value="6.17739" calcext:value-type="float">
            <text:p>6.17739</text:p>
          </table:table-cell>
          <table:table-cell office:value-type="float" office:value="0.273123" calcext:value-type="float">
            <text:p>0.273123</text:p>
          </table:table-cell>
          <table:table-cell office:value-type="float" office:value="-0.37236" calcext:value-type="float">
            <text:p>-0.37236</text:p>
          </table:table-cell>
          <table:table-cell office:value-type="float" office:value="0.0201638" calcext:value-type="float">
            <text:p>0.02016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.6" calcext:value-type="float">
            <text:p>1.09E+002</text:p>
          </table:table-cell>
          <table:table-cell office:value-type="float" office:value="-0.420535" calcext:value-type="float">
            <text:p>-0.420535</text:p>
          </table:table-cell>
          <table:table-cell office:value-type="float" office:value="1.634" calcext:value-type="float">
            <text:p>1.634</text:p>
          </table:table-cell>
          <table:table-cell office:value-type="float" office:value="-0.253646" calcext:value-type="float">
            <text:p>-0.253646</text:p>
          </table:table-cell>
          <table:table-cell office:value-type="float" office:value="0.00927233" calcext:value-type="float">
            <text:p>0.00927233</text:p>
          </table:table-cell>
          <table:table-cell office:value-type="float" office:value="6.23402" calcext:value-type="float">
            <text:p>6.23402</text:p>
          </table:table-cell>
          <table:table-cell office:value-type="float" office:value="0.284312" calcext:value-type="float">
            <text:p>0.284312</text:p>
          </table:table-cell>
          <table:table-cell office:value-type="float" office:value="-0.372143" calcext:value-type="float">
            <text:p>-0.372143</text:p>
          </table:table-cell>
          <table:table-cell office:value-type="float" office:value="0.0200525" calcext:value-type="float">
            <text:p>0.02005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5.8" calcext:value-type="float">
            <text:p>1.16E+002</text:p>
          </table:table-cell>
          <table:table-cell office:value-type="float" office:value="-0.358218" calcext:value-type="float">
            <text:p>-0.358218</text:p>
          </table:table-cell>
          <table:table-cell office:value-type="float" office:value="1.6005" calcext:value-type="float">
            <text:p>1.6005</text:p>
          </table:table-cell>
          <table:table-cell office:value-type="float" office:value="-0.244908" calcext:value-type="float">
            <text:p>-0.244908</text:p>
          </table:table-cell>
          <table:table-cell office:value-type="float" office:value="0.00861898" calcext:value-type="float">
            <text:p>0.00861898</text:p>
          </table:table-cell>
          <table:table-cell office:value-type="float" office:value="6.28298" calcext:value-type="float">
            <text:p>6.28298</text:p>
          </table:table-cell>
          <table:table-cell office:value-type="float" office:value="0.291334" calcext:value-type="float">
            <text:p>0.291334</text:p>
          </table:table-cell>
          <table:table-cell office:value-type="float" office:value="-0.369391" calcext:value-type="float">
            <text:p>-0.369391</text:p>
          </table:table-cell>
          <table:table-cell office:value-type="float" office:value="0.0197029" calcext:value-type="float">
            <text:p>0.01970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.5" calcext:value-type="float">
            <text:p>1.21E+002</text:p>
          </table:table-cell>
          <table:table-cell office:value-type="float" office:value="-0.334383" calcext:value-type="float">
            <text:p>-0.334383</text:p>
          </table:table-cell>
          <table:table-cell office:value-type="float" office:value="1.60327" calcext:value-type="float">
            <text:p>1.60327</text:p>
          </table:table-cell>
          <table:table-cell office:value-type="float" office:value="-0.245555" calcext:value-type="float">
            <text:p>-0.245555</text:p>
          </table:table-cell>
          <table:table-cell office:value-type="float" office:value="0.00871239" calcext:value-type="float">
            <text:p>0.00871239</text:p>
          </table:table-cell>
          <table:table-cell office:value-type="float" office:value="6.33896" calcext:value-type="float">
            <text:p>6.33896</text:p>
          </table:table-cell>
          <table:table-cell office:value-type="float" office:value="0.291512" calcext:value-type="float">
            <text:p>0.291512</text:p>
          </table:table-cell>
          <table:table-cell office:value-type="float" office:value="-0.365643" calcext:value-type="float">
            <text:p>-0.365643</text:p>
          </table:table-cell>
          <table:table-cell office:value-type="float" office:value="0.0192896" calcext:value-type="float">
            <text:p>0.01928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4.4" calcext:value-type="float">
            <text:p>1.24E+002</text:p>
          </table:table-cell>
          <table:table-cell office:value-type="float" office:value="-0.339189" calcext:value-type="float">
            <text:p>-0.339189</text:p>
          </table:table-cell>
          <table:table-cell office:value-type="float" office:value="1.62535" calcext:value-type="float">
            <text:p>1.62535</text:p>
          </table:table-cell>
          <table:table-cell office:value-type="float" office:value="-0.250783" calcext:value-type="float">
            <text:p>-0.250783</text:p>
          </table:table-cell>
          <table:table-cell office:value-type="float" office:value="0.00909103" calcext:value-type="float">
            <text:p>0.00909103</text:p>
          </table:table-cell>
          <table:table-cell office:value-type="float" office:value="6.3975" calcext:value-type="float">
            <text:p>6.3975</text:p>
          </table:table-cell>
          <table:table-cell office:value-type="float" office:value="0.288866" calcext:value-type="float">
            <text:p>0.288866</text:p>
          </table:table-cell>
          <table:table-cell office:value-type="float" office:value="-0.361747" calcext:value-type="float">
            <text:p>-0.361747</text:p>
          </table:table-cell>
          <table:table-cell office:value-type="float" office:value="0.0188788" calcext:value-type="float">
            <text:p>0.01887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1.1" calcext:value-type="float">
            <text:p>1.31E+002</text:p>
          </table:table-cell>
          <table:table-cell office:value-type="float" office:value="-0.432927" calcext:value-type="float">
            <text:p>-0.432927</text:p>
          </table:table-cell>
          <table:table-cell office:value-type="float" office:value="1.72833" calcext:value-type="float">
            <text:p>1.72833</text:p>
          </table:table-cell>
          <table:table-cell office:value-type="float" office:value="-0.277138" calcext:value-type="float">
            <text:p>-0.277138</text:p>
          </table:table-cell>
          <table:table-cell office:value-type="float" office:value="0.0111735" calcext:value-type="float">
            <text:p>0.0111735</text:p>
          </table:table-cell>
          <table:table-cell office:value-type="float" office:value="6.45637" calcext:value-type="float">
            <text:p>6.45637</text:p>
          </table:table-cell>
          <table:table-cell office:value-type="float" office:value="0.286737" calcext:value-type="float">
            <text:p>0.286737</text:p>
          </table:table-cell>
          <table:table-cell office:value-type="float" office:value="-0.358794" calcext:value-type="float">
            <text:p>-0.358794</text:p>
          </table:table-cell>
          <table:table-cell office:value-type="float" office:value="0.0185618" calcext:value-type="float">
            <text:p>0.01856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2.7" calcext:value-type="float">
            <text:p>1.33E+002</text:p>
          </table:table-cell>
          <table:table-cell office:value-type="float" office:value="-0.448001" calcext:value-type="float">
            <text:p>-0.448001</text:p>
          </table:table-cell>
          <table:table-cell office:value-type="float" office:value="1.76082" calcext:value-type="float">
            <text:p>1.76082</text:p>
          </table:table-cell>
          <table:table-cell office:value-type="float" office:value="-0.285099" calcext:value-type="float">
            <text:p>-0.285099</text:p>
          </table:table-cell>
          <table:table-cell office:value-type="float" office:value="0.0117865" calcext:value-type="float">
            <text:p>0.0117865</text:p>
          </table:table-cell>
          <table:table-cell office:value-type="float" office:value="6.51444" calcext:value-type="float">
            <text:p>6.51444</text:p>
          </table:table-cell>
          <table:table-cell office:value-type="float" office:value="0.286324" calcext:value-type="float">
            <text:p>0.286324</text:p>
          </table:table-cell>
          <table:table-cell office:value-type="float" office:value="-0.357027" calcext:value-type="float">
            <text:p>-0.357027</text:p>
          </table:table-cell>
          <table:table-cell office:value-type="float" office:value="0.0183557" calcext:value-type="float">
            <text:p>0.01835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9.1" calcext:value-type="float">
            <text:p>1.39E+002</text:p>
          </table:table-cell>
          <table:table-cell office:value-type="float" office:value="-0.39181" calcext:value-type="float">
            <text:p>-0.39181</text:p>
          </table:table-cell>
          <table:table-cell office:value-type="float" office:value="1.7301" calcext:value-type="float">
            <text:p>1.7301</text:p>
          </table:table-cell>
          <table:table-cell office:value-type="float" office:value="-0.276824" calcext:value-type="float">
            <text:p>-0.276824</text:p>
          </table:table-cell>
          <table:table-cell office:value-type="float" office:value="0.011128" calcext:value-type="float">
            <text:p>0.011128</text:p>
          </table:table-cell>
          <table:table-cell office:value-type="float" office:value="6.57113" calcext:value-type="float">
            <text:p>6.57113</text:p>
          </table:table-cell>
          <table:table-cell office:value-type="float" office:value="0.287711" calcext:value-type="float">
            <text:p>0.287711</text:p>
          </table:table-cell>
          <table:table-cell office:value-type="float" office:value="-0.356311" calcext:value-type="float">
            <text:p>-0.356311</text:p>
          </table:table-cell>
          <table:table-cell office:value-type="float" office:value="0.018247" calcext:value-type="float">
            <text:p>0.0182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.9" calcext:value-type="float">
            <text:p>1.42E+002</text:p>
          </table:table-cell>
          <table:table-cell office:value-type="float" office:value="-0.128039" calcext:value-type="float">
            <text:p>-0.128039</text:p>
          </table:table-cell>
          <table:table-cell office:value-type="float" office:value="1.53044" calcext:value-type="float">
            <text:p>1.53044</text:p>
          </table:table-cell>
          <table:table-cell office:value-type="float" office:value="-0.227403" calcext:value-type="float">
            <text:p>-0.227403</text:p>
          </table:table-cell>
          <table:table-cell office:value-type="float" office:value="0.00739033" calcext:value-type="float">
            <text:p>0.00739033</text:p>
          </table:table-cell>
          <table:table-cell office:value-type="float" office:value="6.5975" calcext:value-type="float">
            <text:p>6.5975</text:p>
          </table:table-cell>
          <table:table-cell office:value-type="float" office:value="0.302389" calcext:value-type="float">
            <text:p>0.302389</text:p>
          </table:table-cell>
          <table:table-cell office:value-type="float" office:value="-0.356755" calcext:value-type="float">
            <text:p>-0.356755</text:p>
          </table:table-cell>
          <table:table-cell office:value-type="float" office:value="0.0181706" calcext:value-type="float">
            <text:p>0.01817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.5" calcext:value-type="float">
            <text:p>1.46E+002</text:p>
          </table:table-cell>
          <table:table-cell office:value-type="float" office:value="0.0799161" calcext:value-type="float">
            <text:p>0.0799161</text:p>
          </table:table-cell>
          <table:table-cell office:value-type="float" office:value="1.38397" calcext:value-type="float">
            <text:p>1.38397</text:p>
          </table:table-cell>
          <table:table-cell office:value-type="float" office:value="-0.192225" calcext:value-type="float">
            <text:p>-0.192225</text:p>
          </table:table-cell>
          <table:table-cell office:value-type="float" office:value="0.00478611" calcext:value-type="float">
            <text:p>0.00478611</text:p>
          </table:table-cell>
          <table:table-cell office:value-type="float" office:value="6.62203" calcext:value-type="float">
            <text:p>6.62203</text:p>
          </table:table-cell>
          <table:table-cell office:value-type="float" office:value="0.324559" calcext:value-type="float">
            <text:p>0.324559</text:p>
          </table:table-cell>
          <table:table-cell office:value-type="float" office:value="-0.361651" calcext:value-type="float">
            <text:p>-0.361651</text:p>
          </table:table-cell>
          <table:table-cell office:value-type="float" office:value="0.01848" calcext:value-type="float">
            <text:p>0.018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7.6" calcext:value-type="float">
            <text:p>1.48E+002</text:p>
          </table:table-cell>
          <table:table-cell office:value-type="float" office:value="0.0629057" calcext:value-type="float">
            <text:p>0.0629057</text:p>
          </table:table-cell>
          <table:table-cell office:value-type="float" office:value="1.41577" calcext:value-type="float">
            <text:p>1.41577</text:p>
          </table:table-cell>
          <table:table-cell office:value-type="float" office:value="-0.199713" calcext:value-type="float">
            <text:p>-0.199713</text:p>
          </table:table-cell>
          <table:table-cell office:value-type="float" office:value="0.00533312" calcext:value-type="float">
            <text:p>0.00533312</text:p>
          </table:table-cell>
          <table:table-cell office:value-type="float" office:value="6.67096" calcext:value-type="float">
            <text:p>6.67096</text:p>
          </table:table-cell>
          <table:table-cell office:value-type="float" office:value="0.32507" calcext:value-type="float">
            <text:p>0.32507</text:p>
          </table:table-cell>
          <table:table-cell office:value-type="float" office:value="-0.360613" calcext:value-type="float">
            <text:p>-0.360613</text:p>
          </table:table-cell>
          <table:table-cell office:value-type="float" office:value="0.0183326" calcext:value-type="float">
            <text:p>0.01833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1.5" calcext:value-type="float">
            <text:p>1.52E+002</text:p>
          </table:table-cell>
          <table:table-cell office:value-type="float" office:value="0.0366697" calcext:value-type="float">
            <text:p>0.0366697</text:p>
          </table:table-cell>
          <table:table-cell office:value-type="float" office:value="1.45207" calcext:value-type="float">
            <text:p>1.45207</text:p>
          </table:table-cell>
          <table:table-cell office:value-type="float" office:value="-0.208122" calcext:value-type="float">
            <text:p>-0.208122</text:p>
          </table:table-cell>
          <table:table-cell office:value-type="float" office:value="0.00595139" calcext:value-type="float">
            <text:p>0.00595139</text:p>
          </table:table-cell>
          <table:table-cell office:value-type="float" office:value="6.72275" calcext:value-type="float">
            <text:p>6.72275</text:p>
          </table:table-cell>
          <table:table-cell office:value-type="float" office:value="0.323964" calcext:value-type="float">
            <text:p>0.323964</text:p>
          </table:table-cell>
          <table:table-cell office:value-type="float" office:value="-0.359463" calcext:value-type="float">
            <text:p>-0.359463</text:p>
          </table:table-cell>
          <table:table-cell office:value-type="float" office:value="0.018189" calcext:value-type="float">
            <text:p>0.0181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4.3" calcext:value-type="float">
            <text:p>1.54E+002</text:p>
          </table:table-cell>
          <table:table-cell office:value-type="float" office:value="0.000202289" calcext:value-type="float">
            <text:p>0.000202289</text:p>
          </table:table-cell>
          <table:table-cell office:value-type="float" office:value="1.49347" calcext:value-type="float">
            <text:p>1.49347</text:p>
          </table:table-cell>
          <table:table-cell office:value-type="float" office:value="-0.217419" calcext:value-type="float">
            <text:p>-0.217419</text:p>
          </table:table-cell>
          <table:table-cell office:value-type="float" office:value="0.00662245" calcext:value-type="float">
            <text:p>0.00662245</text:p>
          </table:table-cell>
          <table:table-cell office:value-type="float" office:value="6.79013" calcext:value-type="float">
            <text:p>6.79013</text:p>
          </table:table-cell>
          <table:table-cell office:value-type="float" office:value="0.311282" calcext:value-type="float">
            <text:p>0.311282</text:p>
          </table:table-cell>
          <table:table-cell office:value-type="float" office:value="-0.355233" calcext:value-type="float">
            <text:p>-0.355233</text:p>
          </table:table-cell>
          <table:table-cell office:value-type="float" office:value="0.0178231" calcext:value-type="float">
            <text:p>0.01782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9.3" calcext:value-type="float">
            <text:p>1.59E+002</text:p>
          </table:table-cell>
          <table:table-cell office:value-type="float" office:value="-0.056286" calcext:value-type="float">
            <text:p>-0.056286</text:p>
          </table:table-cell>
          <table:table-cell office:value-type="float" office:value="1.55778" calcext:value-type="float">
            <text:p>1.55778</text:p>
          </table:table-cell>
          <table:table-cell office:value-type="float" office:value="-0.233341" calcext:value-type="float">
            <text:p>-0.233341</text:p>
          </table:table-cell>
          <table:table-cell office:value-type="float" office:value="0.00785506" calcext:value-type="float">
            <text:p>0.00785506</text:p>
          </table:table-cell>
          <table:table-cell office:value-type="float" office:value="6.846" calcext:value-type="float">
            <text:p>6.846</text:p>
          </table:table-cell>
          <table:table-cell office:value-type="float" office:value="0.30279" calcext:value-type="float">
            <text:p>0.30279</text:p>
          </table:table-cell>
          <table:table-cell office:value-type="float" office:value="-0.351131" calcext:value-type="float">
            <text:p>-0.351131</text:p>
          </table:table-cell>
          <table:table-cell office:value-type="float" office:value="0.0174403" calcext:value-type="float">
            <text:p>0.01744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4.4" calcext:value-type="float">
            <text:p>1.64E+002</text:p>
          </table:table-cell>
          <table:table-cell office:value-type="float" office:value="0.0757616" calcext:value-type="float">
            <text:p>0.0757616</text:p>
          </table:table-cell>
          <table:table-cell office:value-type="float" office:value="1.4495" calcext:value-type="float">
            <text:p>1.4495</text:p>
          </table:table-cell>
          <table:table-cell office:value-type="float" office:value="-0.20489" calcext:value-type="float">
            <text:p>-0.20489</text:p>
          </table:table-cell>
          <table:table-cell office:value-type="float" office:value="0.00564745" calcext:value-type="float">
            <text:p>0.00564745</text:p>
          </table:table-cell>
          <table:table-cell office:value-type="float" office:value="6.87599" calcext:value-type="float">
            <text:p>6.87599</text:p>
          </table:table-cell>
          <table:table-cell office:value-type="float" office:value="0.326165" calcext:value-type="float">
            <text:p>0.326165</text:p>
          </table:table-cell>
          <table:table-cell office:value-type="float" office:value="-0.358969" calcext:value-type="float">
            <text:p>-0.358969</text:p>
          </table:table-cell>
          <table:table-cell office:value-type="float" office:value="0.0180482" calcext:value-type="float">
            <text:p>0.01804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7.8" calcext:value-type="float">
            <text:p>1.68E+002</text:p>
          </table:table-cell>
          <table:table-cell office:value-type="float" office:value="-0.0424981" calcext:value-type="float">
            <text:p>-0.0424981</text:p>
          </table:table-cell>
          <table:table-cell office:value-type="float" office:value="1.54639" calcext:value-type="float">
            <text:p>1.54639</text:p>
          </table:table-cell>
          <table:table-cell office:value-type="float" office:value="-0.22647" calcext:value-type="float">
            <text:p>-0.22647</text:p>
          </table:table-cell>
          <table:table-cell office:value-type="float" office:value="0.00718375" calcext:value-type="float">
            <text:p>0.00718375</text:p>
          </table:table-cell>
          <table:table-cell office:value-type="float" office:value="6.93136" calcext:value-type="float">
            <text:p>6.93136</text:p>
          </table:table-cell>
          <table:table-cell office:value-type="float" office:value="0.334794" calcext:value-type="float">
            <text:p>0.334794</text:p>
          </table:table-cell>
          <table:table-cell office:value-type="float" office:value="-0.363497" calcext:value-type="float">
            <text:p>-0.363497</text:p>
          </table:table-cell>
          <table:table-cell office:value-type="float" office:value="0.0184429" calcext:value-type="float">
            <text:p>0.01844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0.9" calcext:value-type="float">
            <text:p>1.71E+002</text:p>
          </table:table-cell>
          <table:table-cell office:value-type="float" office:value="-0.160399" calcext:value-type="float">
            <text:p>-0.160399</text:p>
          </table:table-cell>
          <table:table-cell office:value-type="float" office:value="1.64861" calcext:value-type="float">
            <text:p>1.64861</text:p>
          </table:table-cell>
          <table:table-cell office:value-type="float" office:value="-0.250238" calcext:value-type="float">
            <text:p>-0.250238</text:p>
          </table:table-cell>
          <table:table-cell office:value-type="float" office:value="0.00893818" calcext:value-type="float">
            <text:p>0.00893818</text:p>
          </table:table-cell>
          <table:table-cell office:value-type="float" office:value="6.97547" calcext:value-type="float">
            <text:p>6.97547</text:p>
          </table:table-cell>
          <table:table-cell office:value-type="float" office:value="0.346394" calcext:value-type="float">
            <text:p>0.346394</text:p>
          </table:table-cell>
          <table:table-cell office:value-type="float" office:value="-0.367794" calcext:value-type="float">
            <text:p>-0.367794</text:p>
          </table:table-cell>
          <table:table-cell office:value-type="float" office:value="0.0187885" calcext:value-type="float">
            <text:p>0.01878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6.7" calcext:value-type="float">
            <text:p>1.77E+002</text:p>
          </table:table-cell>
          <table:table-cell office:value-type="float" office:value="-0.267564" calcext:value-type="float">
            <text:p>-0.267564</text:p>
          </table:table-cell>
          <table:table-cell office:value-type="float" office:value="1.7374" calcext:value-type="float">
            <text:p>1.7374</text:p>
          </table:table-cell>
          <table:table-cell office:value-type="float" office:value="-0.269883" calcext:value-type="float">
            <text:p>-0.269883</text:p>
          </table:table-cell>
          <table:table-cell office:value-type="float" office:value="0.0103248" calcext:value-type="float">
            <text:p>0.0103248</text:p>
          </table:table-cell>
          <table:table-cell office:value-type="float" office:value="7.03216" calcext:value-type="float">
            <text:p>7.03216</text:p>
          </table:table-cell>
          <table:table-cell office:value-type="float" office:value="0.349838" calcext:value-type="float">
            <text:p>0.349838</text:p>
          </table:table-cell>
          <table:table-cell office:value-type="float" office:value="-0.370099" calcext:value-type="float">
            <text:p>-0.370099</text:p>
          </table:table-cell>
          <table:table-cell office:value-type="float" office:value="0.0189983" calcext:value-type="float">
            <text:p>0.01899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9.1" calcext:value-type="float">
            <text:p>1.79E+002</text:p>
          </table:table-cell>
          <table:table-cell office:value-type="float" office:value="-0.166475" calcext:value-type="float">
            <text:p>-0.166475</text:p>
          </table:table-cell>
          <table:table-cell office:value-type="float" office:value="1.65794" calcext:value-type="float">
            <text:p>1.65794</text:p>
          </table:table-cell>
          <table:table-cell office:value-type="float" office:value="-0.24874" calcext:value-type="float">
            <text:p>-0.24874</text:p>
          </table:table-cell>
          <table:table-cell office:value-type="float" office:value="0.00866218" calcext:value-type="float">
            <text:p>0.00866218</text:p>
          </table:table-cell>
          <table:table-cell office:value-type="float" office:value="7.06446" calcext:value-type="float">
            <text:p>7.06446</text:p>
          </table:table-cell>
          <table:table-cell office:value-type="float" office:value="0.363456" calcext:value-type="float">
            <text:p>0.363456</text:p>
          </table:table-cell>
          <table:table-cell office:value-type="float" office:value="-0.373597" calcext:value-type="float">
            <text:p>-0.373597</text:p>
          </table:table-cell>
          <table:table-cell office:value-type="float" office:value="0.0192478" calcext:value-type="float">
            <text:p>0.01924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6.6" calcext:value-type="float">
            <text:p>1.87E+002</text:p>
          </table:table-cell>
          <table:table-cell office:value-type="float" office:value="-0.0516701" calcext:value-type="float">
            <text:p>-0.0516701</text:p>
          </table:table-cell>
          <table:table-cell office:value-type="float" office:value="1.57426" calcext:value-type="float">
            <text:p>1.57426</text:p>
          </table:table-cell>
          <table:table-cell office:value-type="float" office:value="-0.227646" calcext:value-type="float">
            <text:p>-0.227646</text:p>
          </table:table-cell>
          <table:table-cell office:value-type="float" office:value="0.0070565" calcext:value-type="float">
            <text:p>0.0070565</text:p>
          </table:table-cell>
          <table:table-cell office:value-type="float" office:value="7.09856" calcext:value-type="float">
            <text:p>7.09856</text:p>
          </table:table-cell>
          <table:table-cell office:value-type="float" office:value="0.372199" calcext:value-type="float">
            <text:p>0.372199</text:p>
          </table:table-cell>
          <table:table-cell office:value-type="float" office:value="-0.375345" calcext:value-type="float">
            <text:p>-0.375345</text:p>
          </table:table-cell>
          <table:table-cell office:value-type="float" office:value="0.0193481" calcext:value-type="float">
            <text:p>0.01934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0.7" calcext:value-type="float">
            <text:p>1.91E+002</text:p>
          </table:table-cell>
          <table:table-cell office:value-type="float" office:value="-0.00817283" calcext:value-type="float">
            <text:p>-0.00817283</text:p>
          </table:table-cell>
          <table:table-cell office:value-type="float" office:value="1.55865" calcext:value-type="float">
            <text:p>1.55865</text:p>
          </table:table-cell>
          <table:table-cell office:value-type="float" office:value="-0.224492" calcext:value-type="float">
            <text:p>-0.224492</text:p>
          </table:table-cell>
          <table:table-cell office:value-type="float" office:value="0.00685776" calcext:value-type="float">
            <text:p>0.00685776</text:p>
          </table:table-cell>
          <table:table-cell office:value-type="float" office:value="7.12708" calcext:value-type="float">
            <text:p>7.12708</text:p>
          </table:table-cell>
          <table:table-cell office:value-type="float" office:value="0.382082" calcext:value-type="float">
            <text:p>0.382082</text:p>
          </table:table-cell>
          <table:table-cell office:value-type="float" office:value="-0.376855" calcext:value-type="float">
            <text:p>-0.376855</text:p>
          </table:table-cell>
          <table:table-cell office:value-type="float" office:value="0.0194151" calcext:value-type="float">
            <text:p>0.01941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7.1" calcext:value-type="float">
            <text:p>1.97E+002</text:p>
          </table:table-cell>
          <table:table-cell office:value-type="float" office:value="0.0142151" calcext:value-type="float">
            <text:p>0.0142151</text:p>
          </table:table-cell>
          <table:table-cell office:value-type="float" office:value="1.55754" calcext:value-type="float">
            <text:p>1.55754</text:p>
          </table:table-cell>
          <table:table-cell office:value-type="float" office:value="-0.224736" calcext:value-type="float">
            <text:p>-0.224736</text:p>
          </table:table-cell>
          <table:table-cell office:value-type="float" office:value="0.00691395" calcext:value-type="float">
            <text:p>0.00691395</text:p>
          </table:table-cell>
          <table:table-cell office:value-type="float" office:value="7.16085" calcext:value-type="float">
            <text:p>7.16085</text:p>
          </table:table-cell>
          <table:table-cell office:value-type="float" office:value="0.385512" calcext:value-type="float">
            <text:p>0.385512</text:p>
          </table:table-cell>
          <table:table-cell office:value-type="float" office:value="-0.376481" calcext:value-type="float">
            <text:p>-0.376481</text:p>
          </table:table-cell>
          <table:table-cell office:value-type="float" office:value="0.0193305" calcext:value-type="float">
            <text:p>0.01933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2.2" calcext:value-type="float">
            <text:p>2.02E+002</text:p>
          </table:table-cell>
          <table:table-cell office:value-type="float" office:value="0.0156362" calcext:value-type="float">
            <text:p>0.0156362</text:p>
          </table:table-cell>
          <table:table-cell office:value-type="float" office:value="1.57175" calcext:value-type="float">
            <text:p>1.57175</text:p>
          </table:table-cell>
          <table:table-cell office:value-type="float" office:value="-0.228753" calcext:value-type="float">
            <text:p>-0.228753</text:p>
          </table:table-cell>
          <table:table-cell office:value-type="float" office:value="0.00726386" calcext:value-type="float">
            <text:p>0.00726386</text:p>
          </table:table-cell>
          <table:table-cell office:value-type="float" office:value="7.19665" calcext:value-type="float">
            <text:p>7.19665</text:p>
          </table:table-cell>
          <table:table-cell office:value-type="float" office:value="0.385543" calcext:value-type="float">
            <text:p>0.385543</text:p>
          </table:table-cell>
          <table:table-cell office:value-type="float" office:value="-0.375054" calcext:value-type="float">
            <text:p>-0.375054</text:p>
          </table:table-cell>
          <table:table-cell office:value-type="float" office:value="0.0191608" calcext:value-type="float">
            <text:p>0.01916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1.9" calcext:value-type="float">
            <text:p>2.12E+002</text:p>
          </table:table-cell>
          <table:table-cell office:value-type="float" office:value="-0.0407579" calcext:value-type="float">
            <text:p>-0.0407579</text:p>
          </table:table-cell>
          <table:table-cell office:value-type="float" office:value="1.64267" calcext:value-type="float">
            <text:p>1.64267</text:p>
          </table:table-cell>
          <table:table-cell office:value-type="float" office:value="-0.24789" calcext:value-type="float">
            <text:p>-0.24789</text:p>
          </table:table-cell>
          <table:table-cell office:value-type="float" office:value="0.00880567" calcext:value-type="float">
            <text:p>0.00880567</text:p>
          </table:table-cell>
          <table:table-cell office:value-type="float" office:value="7.2346" calcext:value-type="float">
            <text:p>7.2346</text:p>
          </table:table-cell>
          <table:table-cell office:value-type="float" office:value="0.382493" calcext:value-type="float">
            <text:p>0.382493</text:p>
          </table:table-cell>
          <table:table-cell office:value-type="float" office:value="-0.372715" calcext:value-type="float">
            <text:p>-0.372715</text:p>
          </table:table-cell>
          <table:table-cell office:value-type="float" office:value="0.0189194" calcext:value-type="float">
            <text:p>0.01891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0.7" calcext:value-type="float">
            <text:p>2.11E+002</text:p>
          </table:table-cell>
          <table:table-cell office:value-type="float" office:value="-0.040442" calcext:value-type="float">
            <text:p>-0.040442</text:p>
          </table:table-cell>
          <table:table-cell office:value-type="float" office:value="1.65596" calcext:value-type="float">
            <text:p>1.65596</text:p>
          </table:table-cell>
          <table:table-cell office:value-type="float" office:value="-0.251067" calcext:value-type="float">
            <text:p>-0.251067</text:p>
          </table:table-cell>
          <table:table-cell office:value-type="float" office:value="0.00904874" calcext:value-type="float">
            <text:p>0.00904874</text:p>
          </table:table-cell>
          <table:table-cell office:value-type="float" office:value="7.27415" calcext:value-type="float">
            <text:p>7.27415</text:p>
          </table:table-cell>
          <table:table-cell office:value-type="float" office:value="0.377223" calcext:value-type="float">
            <text:p>0.377223</text:p>
          </table:table-cell>
          <table:table-cell office:value-type="float" office:value="-0.369728" calcext:value-type="float">
            <text:p>-0.369728</text:p>
          </table:table-cell>
          <table:table-cell office:value-type="float" office:value="0.018628" calcext:value-type="float">
            <text:p>0.0186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.18E+002</text:p>
          </table:table-cell>
          <table:table-cell office:value-type="float" office:value="-0.00282407" calcext:value-type="float">
            <text:p>-0.00282407</text:p>
          </table:table-cell>
          <table:table-cell office:value-type="float" office:value="1.64039" calcext:value-type="float">
            <text:p>1.64039</text:p>
          </table:table-cell>
          <table:table-cell office:value-type="float" office:value="-0.247642" calcext:value-type="float">
            <text:p>-0.247642</text:p>
          </table:table-cell>
          <table:table-cell office:value-type="float" office:value="0.00882144" calcext:value-type="float">
            <text:p>0.00882144</text:p>
          </table:table-cell>
          <table:table-cell office:value-type="float" office:value="7.31469" calcext:value-type="float">
            <text:p>7.31469</text:p>
          </table:table-cell>
          <table:table-cell office:value-type="float" office:value="0.370315" calcext:value-type="float">
            <text:p>0.370315</text:p>
          </table:table-cell>
          <table:table-cell office:value-type="float" office:value="-0.36628" calcext:value-type="float">
            <text:p>-0.36628</text:p>
          </table:table-cell>
          <table:table-cell office:value-type="float" office:value="0.0183025" calcext:value-type="float">
            <text:p>0.01830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0.7" calcext:value-type="float">
            <text:p>2.21E+002</text:p>
          </table:table-cell>
          <table:table-cell office:value-type="float" office:value="0.184861" calcext:value-type="float">
            <text:p>0.184861</text:p>
          </table:table-cell>
          <table:table-cell office:value-type="float" office:value="1.5003" calcext:value-type="float">
            <text:p>1.5003</text:p>
          </table:table-cell>
          <table:table-cell office:value-type="float" office:value="-0.213333" calcext:value-type="float">
            <text:p>-0.213333</text:p>
          </table:table-cell>
          <table:table-cell office:value-type="float" office:value="0.00624264" calcext:value-type="float">
            <text:p>0.00624264</text:p>
          </table:table-cell>
          <table:table-cell office:value-type="float" office:value="7.3349" calcext:value-type="float">
            <text:p>7.3349</text:p>
          </table:table-cell>
          <table:table-cell office:value-type="float" office:value="0.376825" calcext:value-type="float">
            <text:p>0.376825</text:p>
          </table:table-cell>
          <table:table-cell office:value-type="float" office:value="-0.365713" calcext:value-type="float">
            <text:p>-0.365713</text:p>
          </table:table-cell>
          <table:table-cell office:value-type="float" office:value="0.0181843" calcext:value-type="float">
            <text:p>0.01818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8.1" calcext:value-type="float">
            <text:p>2.28E+002</text:p>
          </table:table-cell>
          <table:table-cell office:value-type="float" office:value="0.344376" calcext:value-type="float">
            <text:p>0.344376</text:p>
          </table:table-cell>
          <table:table-cell office:value-type="float" office:value="1.38742" calcext:value-type="float">
            <text:p>1.38742</text:p>
          </table:table-cell>
          <table:table-cell office:value-type="float" office:value="-0.186356" calcext:value-type="float">
            <text:p>-0.186356</text:p>
          </table:table-cell>
          <table:table-cell office:value-type="float" office:value="0.00424917" calcext:value-type="float">
            <text:p>0.00424917</text:p>
          </table:table-cell>
          <table:table-cell office:value-type="float" office:value="7.35812" calcext:value-type="float">
            <text:p>7.35812</text:p>
          </table:table-cell>
          <table:table-cell office:value-type="float" office:value="0.379361" calcext:value-type="float">
            <text:p>0.379361</text:p>
          </table:table-cell>
          <table:table-cell office:value-type="float" office:value="-0.364099" calcext:value-type="float">
            <text:p>-0.364099</text:p>
          </table:table-cell>
          <table:table-cell office:value-type="float" office:value="0.0179817" calcext:value-type="float">
            <text:p>0.01798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0.7" calcext:value-type="float">
            <text:p>2.31E+002</text:p>
          </table:table-cell>
          <table:table-cell office:value-type="float" office:value="0.409104" calcext:value-type="float">
            <text:p>0.409104</text:p>
          </table:table-cell>
          <table:table-cell office:value-type="float" office:value="1.33075" calcext:value-type="float">
            <text:p>1.33075</text:p>
          </table:table-cell>
          <table:table-cell office:value-type="float" office:value="-0.170883" calcext:value-type="float">
            <text:p>-0.170883</text:p>
          </table:table-cell>
          <table:table-cell office:value-type="float" office:value="0.00304111" calcext:value-type="float">
            <text:p>0.00304111</text:p>
          </table:table-cell>
          <table:table-cell office:value-type="float" office:value="7.39532" calcext:value-type="float">
            <text:p>7.39532</text:p>
          </table:table-cell>
          <table:table-cell office:value-type="float" office:value="0.369895" calcext:value-type="float">
            <text:p>0.369895</text:p>
          </table:table-cell>
          <table:table-cell office:value-type="float" office:value="-0.359376" calcext:value-type="float">
            <text:p>-0.359376</text:p>
          </table:table-cell>
          <table:table-cell office:value-type="float" office:value="0.0175406" calcext:value-type="float">
            <text:p>0.01754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2.7" calcext:value-type="float">
            <text:p>2.33E+002</text:p>
          </table:table-cell>
          <table:table-cell office:value-type="float" office:value="0.439881" calcext:value-type="float">
            <text:p>0.439881</text:p>
          </table:table-cell>
          <table:table-cell office:value-type="float" office:value="1.30925" calcext:value-type="float">
            <text:p>1.30925</text:p>
          </table:table-cell>
          <table:table-cell office:value-type="float" office:value="-0.164548" calcext:value-type="float">
            <text:p>-0.164548</text:p>
          </table:table-cell>
          <table:table-cell office:value-type="float" office:value="0.00252641" calcext:value-type="float">
            <text:p>0.00252641</text:p>
          </table:table-cell>
          <table:table-cell office:value-type="float" office:value="7.44255" calcext:value-type="float">
            <text:p>7.44255</text:p>
          </table:table-cell>
          <table:table-cell office:value-type="float" office:value="0.371328" calcext:value-type="float">
            <text:p>0.371328</text:p>
          </table:table-cell>
          <table:table-cell office:value-type="float" office:value="-0.359642" calcext:value-type="float">
            <text:p>-0.359642</text:p>
          </table:table-cell>
          <table:table-cell office:value-type="float" office:value="0.0175852" calcext:value-type="float">
            <text:p>0.01758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4" calcext:value-type="float">
            <text:p>2.34E+002</text:p>
          </table:table-cell>
          <table:table-cell office:value-type="float" office:value="0.449124" calcext:value-type="float">
            <text:p>0.449124</text:p>
          </table:table-cell>
          <table:table-cell office:value-type="float" office:value="1.30351" calcext:value-type="float">
            <text:p>1.30351</text:p>
          </table:table-cell>
          <table:table-cell office:value-type="float" office:value="-0.161841" calcext:value-type="float">
            <text:p>-0.161841</text:p>
          </table:table-cell>
          <table:table-cell office:value-type="float" office:value="0.00227394" calcext:value-type="float">
            <text:p>0.00227394</text:p>
          </table:table-cell>
          <table:table-cell office:value-type="float" office:value="7.48347" calcext:value-type="float">
            <text:p>7.48347</text:p>
          </table:table-cell>
          <table:table-cell office:value-type="float" office:value="0.368431" calcext:value-type="float">
            <text:p>0.368431</text:p>
          </table:table-cell>
          <table:table-cell office:value-type="float" office:value="-0.357689" calcext:value-type="float">
            <text:p>-0.357689</text:p>
          </table:table-cell>
          <table:table-cell office:value-type="float" office:value="0.0174099" calcext:value-type="float">
            <text:p>0.01740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9.6" calcext:value-type="float">
            <text:p>2.40E+002</text:p>
          </table:table-cell>
          <table:table-cell office:value-type="float" office:value="0.437283" calcext:value-type="float">
            <text:p>0.437283</text:p>
          </table:table-cell>
          <table:table-cell office:value-type="float" office:value="1.3137" calcext:value-type="float">
            <text:p>1.3137</text:p>
          </table:table-cell>
          <table:table-cell office:value-type="float" office:value="-0.162866" calcext:value-type="float">
            <text:p>-0.162866</text:p>
          </table:table-cell>
          <table:table-cell office:value-type="float" office:value="0.00229377" calcext:value-type="float">
            <text:p>0.00229377</text:p>
          </table:table-cell>
          <table:table-cell office:value-type="float" office:value="7.52334" calcext:value-type="float">
            <text:p>7.52334</text:p>
          </table:table-cell>
          <table:table-cell office:value-type="float" office:value="0.366462" calcext:value-type="float">
            <text:p>0.366462</text:p>
          </table:table-cell>
          <table:table-cell office:value-type="float" office:value="-0.356048" calcext:value-type="float">
            <text:p>-0.356048</text:p>
          </table:table-cell>
          <table:table-cell office:value-type="float" office:value="0.017262" calcext:value-type="float">
            <text:p>0.0172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4.1" calcext:value-type="float">
            <text:p>2.44E+002</text:p>
          </table:table-cell>
          <table:table-cell office:value-type="float" office:value="0.405823" calcext:value-type="float">
            <text:p>0.405823</text:p>
          </table:table-cell>
          <table:table-cell office:value-type="float" office:value="1.33837" calcext:value-type="float">
            <text:p>1.33837</text:p>
          </table:table-cell>
          <table:table-cell office:value-type="float" office:value="-0.167229" calcext:value-type="float">
            <text:p>-0.167229</text:p>
          </table:table-cell>
          <table:table-cell office:value-type="float" office:value="0.0025557" calcext:value-type="float">
            <text:p>0.0025557</text:p>
          </table:table-cell>
          <table:table-cell office:value-type="float" office:value="7.56222" calcext:value-type="float">
            <text:p>7.56222</text:p>
          </table:table-cell>
          <table:table-cell office:value-type="float" office:value="0.365055" calcext:value-type="float">
            <text:p>0.365055</text:p>
          </table:table-cell>
          <table:table-cell office:value-type="float" office:value="-0.354511" calcext:value-type="float">
            <text:p>-0.354511</text:p>
          </table:table-cell>
          <table:table-cell office:value-type="float" office:value="0.0171214" calcext:value-type="float">
            <text:p>0.01712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9.6" calcext:value-type="float">
            <text:p>2.50E+002</text:p>
          </table:table-cell>
          <table:table-cell office:value-type="float" office:value="0.355383" calcext:value-type="float">
            <text:p>0.355383</text:p>
          </table:table-cell>
          <table:table-cell office:value-type="float" office:value="1.37733" calcext:value-type="float">
            <text:p>1.37733</text:p>
          </table:table-cell>
          <table:table-cell office:value-type="float" office:value="-0.174941" calcext:value-type="float">
            <text:p>-0.174941</text:p>
          </table:table-cell>
          <table:table-cell office:value-type="float" office:value="0.00306213" calcext:value-type="float">
            <text:p>0.00306213</text:p>
          </table:table-cell>
          <table:table-cell office:value-type="float" office:value="7.6002" calcext:value-type="float">
            <text:p>7.6002</text:p>
          </table:table-cell>
          <table:table-cell office:value-type="float" office:value="0.364134" calcext:value-type="float">
            <text:p>0.364134</text:p>
          </table:table-cell>
          <table:table-cell office:value-type="float" office:value="-0.353086" calcext:value-type="float">
            <text:p>-0.353086</text:p>
          </table:table-cell>
          <table:table-cell office:value-type="float" office:value="0.0169894" calcext:value-type="float">
            <text:p>0.01698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2.4" calcext:value-type="float">
            <text:p>2.52E+002</text:p>
          </table:table-cell>
          <table:table-cell office:value-type="float" office:value="0.280316" calcext:value-type="float">
            <text:p>0.280316</text:p>
          </table:table-cell>
          <table:table-cell office:value-type="float" office:value="1.44016" calcext:value-type="float">
            <text:p>1.44016</text:p>
          </table:table-cell>
          <table:table-cell office:value-type="float" office:value="-0.188641" calcext:value-type="float">
            <text:p>-0.188641</text:p>
          </table:table-cell>
          <table:table-cell office:value-type="float" office:value="0.00401226" calcext:value-type="float">
            <text:p>0.00401226</text:p>
          </table:table-cell>
          <table:table-cell office:value-type="float" office:value="7.63711" calcext:value-type="float">
            <text:p>7.63711</text:p>
          </table:table-cell>
          <table:table-cell office:value-type="float" office:value="0.363957" calcext:value-type="float">
            <text:p>0.363957</text:p>
          </table:table-cell>
          <table:table-cell office:value-type="float" office:value="-0.3519" calcext:value-type="float">
            <text:p>-0.3519</text:p>
          </table:table-cell>
          <table:table-cell office:value-type="float" office:value="0.0168783" calcext:value-type="float">
            <text:p>0.01687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1.1" calcext:value-type="float">
            <text:p>2.61E+002</text:p>
          </table:table-cell>
          <table:table-cell office:value-type="float" office:value="0.273133" calcext:value-type="float">
            <text:p>0.273133</text:p>
          </table:table-cell>
          <table:table-cell office:value-type="float" office:value="1.43842" calcext:value-type="float">
            <text:p>1.43842</text:p>
          </table:table-cell>
          <table:table-cell office:value-type="float" office:value="-0.186137" calcext:value-type="float">
            <text:p>-0.186137</text:p>
          </table:table-cell>
          <table:table-cell office:value-type="float" office:value="0.0037524" calcext:value-type="float">
            <text:p>0.0037524</text:p>
          </table:table-cell>
          <table:table-cell office:value-type="float" office:value="7.66938" calcext:value-type="float">
            <text:p>7.66938</text:p>
          </table:table-cell>
          <table:table-cell office:value-type="float" office:value="0.359752" calcext:value-type="float">
            <text:p>0.359752</text:p>
          </table:table-cell>
          <table:table-cell office:value-type="float" office:value="-0.348899" calcext:value-type="float">
            <text:p>-0.348899</text:p>
          </table:table-cell>
          <table:table-cell office:value-type="float" office:value="0.016589" calcext:value-type="float">
            <text:p>0.0165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3.9" calcext:value-type="float">
            <text:p>2.64E+002</text:p>
          </table:table-cell>
          <table:table-cell office:value-type="float" office:value="0.257539" calcext:value-type="float">
            <text:p>0.257539</text:p>
          </table:table-cell>
          <table:table-cell office:value-type="float" office:value="1.45064" calcext:value-type="float">
            <text:p>1.45064</text:p>
          </table:table-cell>
          <table:table-cell office:value-type="float" office:value="-0.187591" calcext:value-type="float">
            <text:p>-0.187591</text:p>
          </table:table-cell>
          <table:table-cell office:value-type="float" office:value="0.00379932" calcext:value-type="float">
            <text:p>0.00379932</text:p>
          </table:table-cell>
          <table:table-cell office:value-type="float" office:value="7.70798" calcext:value-type="float">
            <text:p>7.70798</text:p>
          </table:table-cell>
          <table:table-cell office:value-type="float" office:value="0.365345" calcext:value-type="float">
            <text:p>0.365345</text:p>
          </table:table-cell>
          <table:table-cell office:value-type="float" office:value="-0.350031" calcext:value-type="float">
            <text:p>-0.350031</text:p>
          </table:table-cell>
          <table:table-cell office:value-type="float" office:value="0.0166927" calcext:value-type="float">
            <text:p>0.01669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9.8" calcext:value-type="float">
            <text:p>2.70E+002</text:p>
          </table:table-cell>
          <table:table-cell office:value-type="float" office:value="0.242685" calcext:value-type="float">
            <text:p>0.242685</text:p>
          </table:table-cell>
          <table:table-cell office:value-type="float" office:value="1.46266" calcext:value-type="float">
            <text:p>1.46266</text:p>
          </table:table-cell>
          <table:table-cell office:value-type="float" office:value="-0.189102" calcext:value-type="float">
            <text:p>-0.189102</text:p>
          </table:table-cell>
          <table:table-cell office:value-type="float" office:value="0.00385628" calcext:value-type="float">
            <text:p>0.00385628</text:p>
          </table:table-cell>
          <table:table-cell office:value-type="float" office:value="7.74188" calcext:value-type="float">
            <text:p>7.74188</text:p>
          </table:table-cell>
          <table:table-cell office:value-type="float" office:value="0.367107" calcext:value-type="float">
            <text:p>0.367107</text:p>
          </table:table-cell>
          <table:table-cell office:value-type="float" office:value="-0.349433" calcext:value-type="float">
            <text:p>-0.349433</text:p>
          </table:table-cell>
          <table:table-cell office:value-type="float" office:value="0.0166273" calcext:value-type="float">
            <text:p>0.01662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3.9" calcext:value-type="float">
            <text:p>2.74E+002</text:p>
          </table:table-cell>
          <table:table-cell office:value-type="float" office:value="0.228493" calcext:value-type="float">
            <text:p>0.228493</text:p>
          </table:table-cell>
          <table:table-cell office:value-type="float" office:value="1.47438" calcext:value-type="float">
            <text:p>1.47438</text:p>
          </table:table-cell>
          <table:table-cell office:value-type="float" office:value="-0.190559" calcext:value-type="float">
            <text:p>-0.190559</text:p>
          </table:table-cell>
          <table:table-cell office:value-type="float" office:value="0.00390903" calcext:value-type="float">
            <text:p>0.00390903</text:p>
          </table:table-cell>
          <table:table-cell office:value-type="float" office:value="7.7747" calcext:value-type="float">
            <text:p>7.7747</text:p>
          </table:table-cell>
          <table:table-cell office:value-type="float" office:value="0.369722" calcext:value-type="float">
            <text:p>0.369722</text:p>
          </table:table-cell>
          <table:table-cell office:value-type="float" office:value="-0.349132" calcext:value-type="float">
            <text:p>-0.349132</text:p>
          </table:table-cell>
          <table:table-cell office:value-type="float" office:value="0.0165862" calcext:value-type="float">
            <text:p>0.01658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7.7" calcext:value-type="float">
            <text:p>2.78E+002</text:p>
          </table:table-cell>
          <table:table-cell office:value-type="float" office:value="0.225233" calcext:value-type="float">
            <text:p>0.225233</text:p>
          </table:table-cell>
          <table:table-cell office:value-type="float" office:value="1.48545" calcext:value-type="float">
            <text:p>1.48545</text:p>
          </table:table-cell>
          <table:table-cell office:value-type="float" office:value="-0.191908" calcext:value-type="float">
            <text:p>-0.191908</text:p>
          </table:table-cell>
          <table:table-cell office:value-type="float" office:value="0.00395645" calcext:value-type="float">
            <text:p>0.00395645</text:p>
          </table:table-cell>
          <table:table-cell office:value-type="float" office:value="7.80643" calcext:value-type="float">
            <text:p>7.80643</text:p>
          </table:table-cell>
          <table:table-cell office:value-type="float" office:value="0.373226" calcext:value-type="float">
            <text:p>0.373226</text:p>
          </table:table-cell>
          <table:table-cell office:value-type="float" office:value="-0.349147" calcext:value-type="float">
            <text:p>-0.349147</text:p>
          </table:table-cell>
          <table:table-cell office:value-type="float" office:value="0.016571" calcext:value-type="float">
            <text:p>0.0165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0.5" calcext:value-type="float">
            <text:p>2.81E+002</text:p>
          </table:table-cell>
          <table:table-cell office:value-type="float" office:value="0.202656" calcext:value-type="float">
            <text:p>0.202656</text:p>
          </table:table-cell>
          <table:table-cell office:value-type="float" office:value="1.49625" calcext:value-type="float">
            <text:p>1.49625</text:p>
          </table:table-cell>
          <table:table-cell office:value-type="float" office:value="-0.193234" calcext:value-type="float">
            <text:p>-0.193234</text:p>
          </table:table-cell>
          <table:table-cell office:value-type="float" office:value="0.00400233" calcext:value-type="float">
            <text:p>0.00400233</text:p>
          </table:table-cell>
          <table:table-cell office:value-type="float" office:value="7.83711" calcext:value-type="float">
            <text:p>7.83711</text:p>
          </table:table-cell>
          <table:table-cell office:value-type="float" office:value="0.377547" calcext:value-type="float">
            <text:p>0.377547</text:p>
          </table:table-cell>
          <table:table-cell office:value-type="float" office:value="-0.349441" calcext:value-type="float">
            <text:p>-0.349441</text:p>
          </table:table-cell>
          <table:table-cell office:value-type="float" office:value="0.016578" calcext:value-type="float">
            <text:p>0.0165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7.3" calcext:value-type="float">
            <text:p>2.87E+002</text:p>
          </table:table-cell>
          <table:table-cell office:value-type="float" office:value="0.202248" calcext:value-type="float">
            <text:p>0.202248</text:p>
          </table:table-cell>
          <table:table-cell office:value-type="float" office:value="1.48804" calcext:value-type="float">
            <text:p>1.48804</text:p>
          </table:table-cell>
          <table:table-cell office:value-type="float" office:value="-0.189143" calcext:value-type="float">
            <text:p>-0.189143</text:p>
          </table:table-cell>
          <table:table-cell office:value-type="float" office:value="0.00362264" calcext:value-type="float">
            <text:p>0.00362264</text:p>
          </table:table-cell>
          <table:table-cell office:value-type="float" office:value="7.86662" calcext:value-type="float">
            <text:p>7.86662</text:p>
          </table:table-cell>
          <table:table-cell office:value-type="float" office:value="0.382933" calcext:value-type="float">
            <text:p>0.382933</text:p>
          </table:table-cell>
          <table:table-cell office:value-type="float" office:value="-0.350126" calcext:value-type="float">
            <text:p>-0.350126</text:p>
          </table:table-cell>
          <table:table-cell office:value-type="float" office:value="0.0166173" calcext:value-type="float">
            <text:p>0.01661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90.6" calcext:value-type="float">
            <text:p>2.91E+002</text:p>
          </table:table-cell>
          <table:table-cell office:value-type="float" office:value="0.197176" calcext:value-type="float">
            <text:p>0.197176</text:p>
          </table:table-cell>
          <table:table-cell office:value-type="float" office:value="1.50264" calcext:value-type="float">
            <text:p>1.50264</text:p>
          </table:table-cell>
          <table:table-cell office:value-type="float" office:value="-0.192474" calcext:value-type="float">
            <text:p>-0.192474</text:p>
          </table:table-cell>
          <table:table-cell office:value-type="float" office:value="0.00385751" calcext:value-type="float">
            <text:p>0.00385751</text:p>
          </table:table-cell>
          <table:table-cell office:value-type="float" office:value="7.89137" calcext:value-type="float">
            <text:p>7.89137</text:p>
          </table:table-cell>
          <table:table-cell office:value-type="float" office:value="0.386034" calcext:value-type="float">
            <text:p>0.386034</text:p>
          </table:table-cell>
          <table:table-cell office:value-type="float" office:value="-0.349756" calcext:value-type="float">
            <text:p>-0.349756</text:p>
          </table:table-cell>
          <table:table-cell office:value-type="float" office:value="0.016548" calcext:value-type="float">
            <text:p>0.0165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96.4" calcext:value-type="float">
            <text:p>2.96E+002</text:p>
          </table:table-cell>
          <table:table-cell office:value-type="float" office:value="0.199469" calcext:value-type="float">
            <text:p>0.199469</text:p>
          </table:table-cell>
          <table:table-cell office:value-type="float" office:value="1.50233" calcext:value-type="float">
            <text:p>1.50233</text:p>
          </table:table-cell>
          <table:table-cell office:value-type="float" office:value="-0.191385" calcext:value-type="float">
            <text:p>-0.191385</text:p>
          </table:table-cell>
          <table:table-cell office:value-type="float" office:value="0.00374011" calcext:value-type="float">
            <text:p>0.00374011</text:p>
          </table:table-cell>
          <table:table-cell office:value-type="float" office:value="7.91803" calcext:value-type="float">
            <text:p>7.91803</text:p>
          </table:table-cell>
          <table:table-cell office:value-type="float" office:value="0.387021" calcext:value-type="float">
            <text:p>0.387021</text:p>
          </table:table-cell>
          <table:table-cell office:value-type="float" office:value="-0.348881" calcext:value-type="float">
            <text:p>-0.348881</text:p>
          </table:table-cell>
          <table:table-cell office:value-type="float" office:value="0.0164406" calcext:value-type="float">
            <text:p>0.01644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00.5" calcext:value-type="float">
            <text:p>3.01E+002</text:p>
          </table:table-cell>
          <table:table-cell office:value-type="float" office:value="0.196871" calcext:value-type="float">
            <text:p>0.196871</text:p>
          </table:table-cell>
          <table:table-cell office:value-type="float" office:value="1.50623" calcext:value-type="float">
            <text:p>1.50623</text:p>
          </table:table-cell>
          <table:table-cell office:value-type="float" office:value="-0.191396" calcext:value-type="float">
            <text:p>-0.191396</text:p>
          </table:table-cell>
          <table:table-cell office:value-type="float" office:value="0.00370889" calcext:value-type="float">
            <text:p>0.00370889</text:p>
          </table:table-cell>
          <table:table-cell office:value-type="float" office:value="7.94534" calcext:value-type="float">
            <text:p>7.94534</text:p>
          </table:table-cell>
          <table:table-cell office:value-type="float" office:value="0.387299" calcext:value-type="float">
            <text:p>0.387299</text:p>
          </table:table-cell>
          <table:table-cell office:value-type="float" office:value="-0.347926" calcext:value-type="float">
            <text:p>-0.347926</text:p>
          </table:table-cell>
          <table:table-cell office:value-type="float" office:value="0.016323" calcext:value-type="float">
            <text:p>0.0163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5.4" calcext:value-type="float">
            <text:p>3.05E+002</text:p>
          </table:table-cell>
          <table:table-cell office:value-type="float" office:value="0.191015" calcext:value-type="float">
            <text:p>0.191015</text:p>
          </table:table-cell>
          <table:table-cell office:value-type="float" office:value="1.5124" calcext:value-type="float">
            <text:p>1.5124</text:p>
          </table:table-cell>
          <table:table-cell office:value-type="float" office:value="-0.19122" calcext:value-type="float">
            <text:p>-0.19122</text:p>
          </table:table-cell>
          <table:table-cell office:value-type="float" office:value="0.0037145" calcext:value-type="float">
            <text:p>0.0037145</text:p>
          </table:table-cell>
          <table:table-cell office:value-type="float" office:value="7.97266" calcext:value-type="float">
            <text:p>7.97266</text:p>
          </table:table-cell>
          <table:table-cell office:value-type="float" office:value="0.387704" calcext:value-type="float">
            <text:p>0.387704</text:p>
          </table:table-cell>
          <table:table-cell office:value-type="float" office:value="-0.347155" calcext:value-type="float">
            <text:p>-0.347155</text:p>
          </table:table-cell>
          <table:table-cell office:value-type="float" office:value="0.0162372" calcext:value-type="float">
            <text:p>0.01623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9.2" calcext:value-type="float">
            <text:p>3.09E+002</text:p>
          </table:table-cell>
          <table:table-cell office:value-type="float" office:value="0.189644" calcext:value-type="float">
            <text:p>0.189644</text:p>
          </table:table-cell>
          <table:table-cell office:value-type="float" office:value="1.50867" calcext:value-type="float">
            <text:p>1.50867</text:p>
          </table:table-cell>
          <table:table-cell office:value-type="float" office:value="-0.18957" calcext:value-type="float">
            <text:p>-0.18957</text:p>
          </table:table-cell>
          <table:table-cell office:value-type="float" office:value="0.00349584" calcext:value-type="float">
            <text:p>0.00349584</text:p>
          </table:table-cell>
          <table:table-cell office:value-type="float" office:value="7.9994" calcext:value-type="float">
            <text:p>7.9994</text:p>
          </table:table-cell>
          <table:table-cell office:value-type="float" office:value="0.388739" calcext:value-type="float">
            <text:p>0.388739</text:p>
          </table:table-cell>
          <table:table-cell office:value-type="float" office:value="-0.346726" calcext:value-type="float">
            <text:p>-0.346726</text:p>
          </table:table-cell>
          <table:table-cell office:value-type="float" office:value="0.0161751" calcext:value-type="float">
            <text:p>0.01617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15.8" calcext:value-type="float">
            <text:p>3.16E+002</text:p>
          </table:table-cell>
          <table:table-cell office:value-type="float" office:value="0.116448" calcext:value-type="float">
            <text:p>0.116448</text:p>
          </table:table-cell>
          <table:table-cell office:value-type="float" office:value="1.57615" calcext:value-type="float">
            <text:p>1.57615</text:p>
          </table:table-cell>
          <table:table-cell office:value-type="float" office:value="-0.205332" calcext:value-type="float">
            <text:p>-0.205332</text:p>
          </table:table-cell>
          <table:table-cell office:value-type="float" office:value="0.00466731" calcext:value-type="float">
            <text:p>0.00466731</text:p>
          </table:table-cell>
          <table:table-cell office:value-type="float" office:value="8.02574" calcext:value-type="float">
            <text:p>8.02574</text:p>
          </table:table-cell>
          <table:table-cell office:value-type="float" office:value="0.390458" calcext:value-type="float">
            <text:p>0.390458</text:p>
          </table:table-cell>
          <table:table-cell office:value-type="float" office:value="-0.346658" calcext:value-type="float">
            <text:p>-0.346658</text:p>
          </table:table-cell>
          <table:table-cell office:value-type="float" office:value="0.0161455" calcext:value-type="float">
            <text:p>0.01614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19.1" calcext:value-type="float">
            <text:p>3.19E+002</text:p>
          </table:table-cell>
          <table:table-cell office:value-type="float" office:value="0.0719908" calcext:value-type="float">
            <text:p>0.0719908</text:p>
          </table:table-cell>
          <table:table-cell office:value-type="float" office:value="1.61204" calcext:value-type="float">
            <text:p>1.61204</text:p>
          </table:table-cell>
          <table:table-cell office:value-type="float" office:value="-0.213186" calcext:value-type="float">
            <text:p>-0.213186</text:p>
          </table:table-cell>
          <table:table-cell office:value-type="float" office:value="0.00520497" calcext:value-type="float">
            <text:p>0.00520497</text:p>
          </table:table-cell>
          <table:table-cell office:value-type="float" office:value="8.0515" calcext:value-type="float">
            <text:p>8.0515</text:p>
          </table:table-cell>
          <table:table-cell office:value-type="float" office:value="0.393143" calcext:value-type="float">
            <text:p>0.393143</text:p>
          </table:table-cell>
          <table:table-cell office:value-type="float" office:value="-0.347052" calcext:value-type="float">
            <text:p>-0.347052</text:p>
          </table:table-cell>
          <table:table-cell office:value-type="float" office:value="0.016157" calcext:value-type="float">
            <text:p>0.0161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23.9" calcext:value-type="float">
            <text:p>3.24E+002</text:p>
          </table:table-cell>
          <table:table-cell office:value-type="float" office:value="0.0420186" calcext:value-type="float">
            <text:p>0.0420186</text:p>
          </table:table-cell>
          <table:table-cell office:value-type="float" office:value="1.63611" calcext:value-type="float">
            <text:p>1.63611</text:p>
          </table:table-cell>
          <table:table-cell office:value-type="float" office:value="-0.217964" calcext:value-type="float">
            <text:p>-0.217964</text:p>
          </table:table-cell>
          <table:table-cell office:value-type="float" office:value="0.0055267" calcext:value-type="float">
            <text:p>0.0055267</text:p>
          </table:table-cell>
          <table:table-cell office:value-type="float" office:value="8.08084" calcext:value-type="float">
            <text:p>8.08084</text:p>
          </table:table-cell>
          <table:table-cell office:value-type="float" office:value="0.39579" calcext:value-type="float">
            <text:p>0.39579</text:p>
          </table:table-cell>
          <table:table-cell office:value-type="float" office:value="-0.348032" calcext:value-type="float">
            <text:p>-0.348032</text:p>
          </table:table-cell>
          <table:table-cell office:value-type="float" office:value="0.0162345" calcext:value-type="float">
            <text:p>0.01623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27.4" calcext:value-type="float">
            <text:p>3.27E+002</text:p>
          </table:table-cell>
          <table:table-cell office:value-type="float" office:value="0.0156916" calcext:value-type="float">
            <text:p>0.0156916</text:p>
          </table:table-cell>
          <table:table-cell office:value-type="float" office:value="1.65406" calcext:value-type="float">
            <text:p>1.65406</text:p>
          </table:table-cell>
          <table:table-cell office:value-type="float" office:value="-0.220982" calcext:value-type="float">
            <text:p>-0.220982</text:p>
          </table:table-cell>
          <table:table-cell office:value-type="float" office:value="0.00570751" calcext:value-type="float">
            <text:p>0.00570751</text:p>
          </table:table-cell>
          <table:table-cell office:value-type="float" office:value="8.10524" calcext:value-type="float">
            <text:p>8.10524</text:p>
          </table:table-cell>
          <table:table-cell office:value-type="float" office:value="0.400576" calcext:value-type="float">
            <text:p>0.400576</text:p>
          </table:table-cell>
          <table:table-cell office:value-type="float" office:value="-0.34934" calcext:value-type="float">
            <text:p>-0.34934</text:p>
          </table:table-cell>
          <table:table-cell office:value-type="float" office:value="0.0163264" calcext:value-type="float">
            <text:p>0.01632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33.1" calcext:value-type="float">
            <text:p>3.33E+002</text:p>
          </table:table-cell>
          <table:table-cell office:value-type="float" office:value="0.114587" calcext:value-type="float">
            <text:p>0.114587</text:p>
          </table:table-cell>
          <table:table-cell office:value-type="float" office:value="1.58076" calcext:value-type="float">
            <text:p>1.58076</text:p>
          </table:table-cell>
          <table:table-cell office:value-type="float" office:value="-0.202968" calcext:value-type="float">
            <text:p>-0.202968</text:p>
          </table:table-cell>
          <table:table-cell office:value-type="float" office:value="0.00435692" calcext:value-type="float">
            <text:p>0.00435692</text:p>
          </table:table-cell>
          <table:table-cell office:value-type="float" office:value="8.12542" calcext:value-type="float">
            <text:p>8.12542</text:p>
          </table:table-cell>
          <table:table-cell office:value-type="float" office:value="0.405858" calcext:value-type="float">
            <text:p>0.405858</text:p>
          </table:table-cell>
          <table:table-cell office:value-type="float" office:value="-0.350329" calcext:value-type="float">
            <text:p>-0.350329</text:p>
          </table:table-cell>
          <table:table-cell office:value-type="float" office:value="0.0163772" calcext:value-type="float">
            <text:p>0.01637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39.4" calcext:value-type="float">
            <text:p>3.39E+002</text:p>
          </table:table-cell>
          <table:table-cell office:value-type="float" office:value="0.147052" calcext:value-type="float">
            <text:p>0.147052</text:p>
          </table:table-cell>
          <table:table-cell office:value-type="float" office:value="1.56695" calcext:value-type="float">
            <text:p>1.56695</text:p>
          </table:table-cell>
          <table:table-cell office:value-type="float" office:value="-0.200347" calcext:value-type="float">
            <text:p>-0.200347</text:p>
          </table:table-cell>
          <table:table-cell office:value-type="float" office:value="0.00420901" calcext:value-type="float">
            <text:p>0.00420901</text:p>
          </table:table-cell>
          <table:table-cell office:value-type="float" office:value="8.14399" calcext:value-type="float">
            <text:p>8.14399</text:p>
          </table:table-cell>
          <table:table-cell office:value-type="float" office:value="0.408692" calcext:value-type="float">
            <text:p>0.408692</text:p>
          </table:table-cell>
          <table:table-cell office:value-type="float" office:value="-0.349802" calcext:value-type="float">
            <text:p>-0.349802</text:p>
          </table:table-cell>
          <table:table-cell office:value-type="float" office:value="0.016288" calcext:value-type="float">
            <text:p>0.0162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4.1" calcext:value-type="float">
            <text:p>3.44E+002</text:p>
          </table:table-cell>
          <table:table-cell office:value-type="float" office:value="0.182167" calcext:value-type="float">
            <text:p>0.182167</text:p>
          </table:table-cell>
          <table:table-cell office:value-type="float" office:value="1.54661" calcext:value-type="float">
            <text:p>1.54661</text:p>
          </table:table-cell>
          <table:table-cell office:value-type="float" office:value="-0.195973" calcext:value-type="float">
            <text:p>-0.195973</text:p>
          </table:table-cell>
          <table:table-cell office:value-type="float" office:value="0.00390772" calcext:value-type="float">
            <text:p>0.00390772</text:p>
          </table:table-cell>
          <table:table-cell office:value-type="float" office:value="8.15996" calcext:value-type="float">
            <text:p>8.15996</text:p>
          </table:table-cell>
          <table:table-cell office:value-type="float" office:value="0.418031" calcext:value-type="float">
            <text:p>0.418031</text:p>
          </table:table-cell>
          <table:table-cell office:value-type="float" office:value="-0.35233" calcext:value-type="float">
            <text:p>-0.35233</text:p>
          </table:table-cell>
          <table:table-cell office:value-type="float" office:value="0.016466" calcext:value-type="float">
            <text:p>0.0164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7" calcext:value-type="float">
            <text:p>3.47E+002</text:p>
          </table:table-cell>
          <table:table-cell office:value-type="float" office:value="0.18986" calcext:value-type="float">
            <text:p>0.18986</text:p>
          </table:table-cell>
          <table:table-cell office:value-type="float" office:value="1.56125" calcext:value-type="float">
            <text:p>1.56125</text:p>
          </table:table-cell>
          <table:table-cell office:value-type="float" office:value="-0.200932" calcext:value-type="float">
            <text:p>-0.200932</text:p>
          </table:table-cell>
          <table:table-cell office:value-type="float" office:value="0.00436768" calcext:value-type="float">
            <text:p>0.00436768</text:p>
          </table:table-cell>
          <table:table-cell office:value-type="float" office:value="8.17489" calcext:value-type="float">
            <text:p>8.17489</text:p>
          </table:table-cell>
          <table:table-cell office:value-type="float" office:value="0.427916" calcext:value-type="float">
            <text:p>0.427916</text:p>
          </table:table-cell>
          <table:table-cell office:value-type="float" office:value="-0.355068" calcext:value-type="float">
            <text:p>-0.355068</text:p>
          </table:table-cell>
          <table:table-cell office:value-type="float" office:value="0.0166601" calcext:value-type="float">
            <text:p>0.01666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table:formula="of:=[.B$93]+([.$A85]-[.$A$93])*([.B$95]-[.B$93])/([.$A$95]-[.$A$93])" office:value-type="float" office:value="388.5" calcext:value-type="float">
            <text:p>388.5</text:p>
          </table:table-cell>
          <table:table-cell table:style-name="ce2" table:formula="of:=[.C$84]+([.$A85]-[.$A$84])*([.C$87]-[.C$84])/([.$A$87]-[.$A$84])" office:value-type="float" office:value="0.192113" calcext:value-type="float">
            <text:p>0.192113</text:p>
          </table:table-cell>
          <table:table-cell table:style-name="ce2" table:formula="of:=[.D$84]+([.$A85]-[.$A$84])*([.D$87]-[.D$84])/([.$A$87]-[.$A$84])" office:value-type="float" office:value="1.57443333333333" calcext:value-type="float">
            <text:p>1.5744333333</text:p>
          </table:table-cell>
          <table:table-cell table:style-name="ce2" table:formula="of:=[.E$84]+([.$A85]-[.$A$84])*([.E$87]-[.E$84])/([.$A$87]-[.$A$84])" office:value-type="float" office:value="-0.205221333333333" calcext:value-type="float">
            <text:p>-0.2052213333</text:p>
          </table:table-cell>
          <table:table-cell table:style-name="ce2" table:formula="of:=[.F$84]+([.$A85]-[.$A$84])*([.F$87]-[.F$84])/([.$A$87]-[.$A$84])" office:value-type="float" office:value="0.00475084333333333" calcext:value-type="float">
            <text:p>0.0047508433</text:p>
          </table:table-cell>
          <table:table-cell table:style-name="ce2" table:formula="of:=[.G$84]+([.$A85]-[.$A$84])*([.G$87]-[.G$84])/([.$A$87]-[.$A$84])" office:value-type="float" office:value="8.19177" calcext:value-type="float">
            <text:p>8.19177</text:p>
          </table:table-cell>
          <table:table-cell table:style-name="ce2" table:formula="of:=[.H$84]+([.$A85]-[.$A$84])*([.H$87]-[.H$84])/([.$A$87]-[.$A$84])" office:value-type="float" office:value="0.43577" calcext:value-type="float">
            <text:p>0.43577</text:p>
          </table:table-cell>
          <table:table-cell table:style-name="ce2" table:formula="of:=[.I$84]+([.$A85]-[.$A$84])*([.I$87]-[.I$84])/([.$A$87]-[.$A$84])" office:value-type="float" office:value="-0.357397333333333" calcext:value-type="float">
            <text:p>-0.3573973333</text:p>
          </table:table-cell>
          <table:table-cell table:style-name="ce2" table:formula="of:=[.J$84]+([.$A85]-[.$A$84])*([.J$87]-[.J$84])/([.$A$87]-[.$A$84])" office:value-type="float" office:value="0.0168252666666667" calcext:value-type="float">
            <text:p>0.01682526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table:formula="of:=[.B$93]+([.$A86]-[.$A$93])*([.B$95]-[.B$93])/([.$A$95]-[.$A$93])" office:value-type="float" office:value="389.35" calcext:value-type="float">
            <text:p>389.35</text:p>
          </table:table-cell>
          <table:table-cell table:style-name="ce2" table:formula="of:=[.C$84]+([.$A86]-[.$A$84])*([.C$87]-[.C$84])/([.$A$87]-[.$A$84])" office:value-type="float" office:value="0.194366" calcext:value-type="float">
            <text:p>0.194366</text:p>
          </table:table-cell>
          <table:table-cell table:style-name="ce2" table:formula="of:=[.D$84]+([.$A86]-[.$A$84])*([.D$87]-[.D$84])/([.$A$87]-[.$A$84])" office:value-type="float" office:value="1.58761666666667" calcext:value-type="float">
            <text:p>1.5876166667</text:p>
          </table:table-cell>
          <table:table-cell table:style-name="ce2" table:formula="of:=[.E$84]+([.$A86]-[.$A$84])*([.E$87]-[.E$84])/([.$A$87]-[.$A$84])" office:value-type="float" office:value="-0.209510666666667" calcext:value-type="float">
            <text:p>-0.2095106667</text:p>
          </table:table-cell>
          <table:table-cell table:style-name="ce2" table:formula="of:=[.F$84]+([.$A86]-[.$A$84])*([.F$87]-[.F$84])/([.$A$87]-[.$A$84])" office:value-type="float" office:value="0.00513400666666667" calcext:value-type="float">
            <text:p>0.0051340067</text:p>
          </table:table-cell>
          <table:table-cell table:style-name="ce2" table:formula="of:=[.G$84]+([.$A86]-[.$A$84])*([.G$87]-[.G$84])/([.$A$87]-[.$A$84])" office:value-type="float" office:value="8.20865" calcext:value-type="float">
            <text:p>8.20865</text:p>
          </table:table-cell>
          <table:table-cell table:style-name="ce2" table:formula="of:=[.H$84]+([.$A86]-[.$A$84])*([.H$87]-[.H$84])/([.$A$87]-[.$A$84])" office:value-type="float" office:value="0.443624" calcext:value-type="float">
            <text:p>0.443624</text:p>
          </table:table-cell>
          <table:table-cell table:style-name="ce2" table:formula="of:=[.I$84]+([.$A86]-[.$A$84])*([.I$87]-[.I$84])/([.$A$87]-[.$A$84])" office:value-type="float" office:value="-0.359726666666667" calcext:value-type="float">
            <text:p>-0.3597266667</text:p>
          </table:table-cell>
          <table:table-cell table:style-name="ce2" table:formula="of:=[.J$84]+([.$A86]-[.$A$84])*([.J$87]-[.J$84])/([.$A$87]-[.$A$84])" office:value-type="float" office:value="0.0169904333333333" calcext:value-type="float">
            <text:p>0.0169904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68.6" calcext:value-type="float">
            <text:p>3.69E+002</text:p>
          </table:table-cell>
          <table:table-cell office:value-type="float" office:value="0.196619" calcext:value-type="float">
            <text:p>0.196619</text:p>
          </table:table-cell>
          <table:table-cell office:value-type="float" office:value="1.6008" calcext:value-type="float">
            <text:p>1.6008</text:p>
          </table:table-cell>
          <table:table-cell office:value-type="float" office:value="-0.2138" calcext:value-type="float">
            <text:p>-0.2138</text:p>
          </table:table-cell>
          <table:table-cell office:value-type="float" office:value="0.00551717" calcext:value-type="float">
            <text:p>0.00551717</text:p>
          </table:table-cell>
          <table:table-cell office:value-type="float" office:value="8.22553" calcext:value-type="float">
            <text:p>8.22553</text:p>
          </table:table-cell>
          <table:table-cell office:value-type="float" office:value="0.451478" calcext:value-type="float">
            <text:p>0.451478</text:p>
          </table:table-cell>
          <table:table-cell office:value-type="float" office:value="-0.362056" calcext:value-type="float">
            <text:p>-0.362056</text:p>
          </table:table-cell>
          <table:table-cell office:value-type="float" office:value="0.0171556" calcext:value-type="float">
            <text:p>0.01715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table:formula="of:=[.B$93]+([.$A88]-[.$A$93])*([.B$95]-[.B$93])/([.$A$95]-[.$A$93])" office:value-type="float" office:value="391.05" calcext:value-type="float">
            <text:p>391.05</text:p>
          </table:table-cell>
          <table:table-cell table:style-name="ce2" table:formula="of:=[.C$87]+([.$A88]-[.$A$87])*([.C$91]-[.C$87])/([.$A$91]-[.$A$87])" office:value-type="float" office:value="0.19018675" calcext:value-type="float">
            <text:p>0.19018675</text:p>
          </table:table-cell>
          <table:table-cell table:style-name="ce2" table:formula="of:=[.D$87]+([.$A88]-[.$A$87])*([.D$91]-[.D$87])/([.$A$91]-[.$A$87])" office:value-type="float" office:value="1.6145025" calcext:value-type="float">
            <text:p>1.6145025</text:p>
          </table:table-cell>
          <table:table-cell table:style-name="ce2" table:formula="of:=[.E$87]+([.$A88]-[.$A$87])*([.E$91]-[.E$87])/([.$A$91]-[.$A$87])" office:value-type="float" office:value="-0.2177755" calcext:value-type="float">
            <text:p>-0.2177755</text:p>
          </table:table-cell>
          <table:table-cell table:style-name="ce2" table:formula="of:=[.F$87]+([.$A88]-[.$A$87])*([.F$91]-[.F$87])/([.$A$91]-[.$A$87])" office:value-type="float" office:value="0.0058691675" calcext:value-type="float">
            <text:p>0.0058691675</text:p>
          </table:table-cell>
          <table:table-cell table:style-name="ce2" table:formula="of:=[.G$87]+([.$A88]-[.$A$87])*([.G$91]-[.G$87])/([.$A$91]-[.$A$87])" office:value-type="float" office:value="8.238755" calcext:value-type="float">
            <text:p>8.238755</text:p>
          </table:table-cell>
          <table:table-cell table:style-name="ce2" table:formula="of:=[.H$87]+([.$A88]-[.$A$87])*([.H$91]-[.H$87])/([.$A$91]-[.$A$87])" office:value-type="float" office:value="0.4583725" calcext:value-type="float">
            <text:p>0.4583725</text:p>
          </table:table-cell>
          <table:table-cell table:style-name="ce2" table:formula="of:=[.I$87]+([.$A88]-[.$A$87])*([.I$91]-[.I$87])/([.$A$91]-[.$A$87])" office:value-type="float" office:value="-0.36345625" calcext:value-type="float">
            <text:p>-0.36345625</text:p>
          </table:table-cell>
          <table:table-cell table:style-name="ce2" table:formula="of:=[.J$87]+([.$A88]-[.$A$87])*([.J$91]-[.J$87])/([.$A$91]-[.$A$87])" office:value-type="float" office:value="0.017232225" calcext:value-type="float">
            <text:p>0.0172322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table:formula="of:=[.B$93]+([.$A89]-[.$A$93])*([.B$95]-[.B$93])/([.$A$95]-[.$A$93])" office:value-type="float" office:value="391.9" calcext:value-type="float">
            <text:p>391.9</text:p>
          </table:table-cell>
          <table:table-cell table:style-name="ce2" table:formula="of:=[.C$87]+([.$A89]-[.$A$87])*([.C$91]-[.C$87])/([.$A$91]-[.$A$87])" office:value-type="float" office:value="0.1837545" calcext:value-type="float">
            <text:p>0.1837545</text:p>
          </table:table-cell>
          <table:table-cell table:style-name="ce2" table:formula="of:=[.D$87]+([.$A89]-[.$A$87])*([.D$91]-[.D$87])/([.$A$91]-[.$A$87])" office:value-type="float" office:value="1.628205" calcext:value-type="float">
            <text:p>1.628205</text:p>
          </table:table-cell>
          <table:table-cell table:style-name="ce2" table:formula="of:=[.E$87]+([.$A89]-[.$A$87])*([.E$91]-[.E$87])/([.$A$91]-[.$A$87])" office:value-type="float" office:value="-0.221751" calcext:value-type="float">
            <text:p>-0.221751</text:p>
          </table:table-cell>
          <table:table-cell table:style-name="ce2" table:formula="of:=[.F$87]+([.$A89]-[.$A$87])*([.F$91]-[.F$87])/([.$A$91]-[.$A$87])" office:value-type="float" office:value="0.006221165" calcext:value-type="float">
            <text:p>0.006221165</text:p>
          </table:table-cell>
          <table:table-cell table:style-name="ce2" table:formula="of:=[.G$87]+([.$A89]-[.$A$87])*([.G$91]-[.G$87])/([.$A$91]-[.$A$87])" office:value-type="float" office:value="8.25198" calcext:value-type="float">
            <text:p>8.25198</text:p>
          </table:table-cell>
          <table:table-cell table:style-name="ce2" table:formula="of:=[.H$87]+([.$A89]-[.$A$87])*([.H$91]-[.H$87])/([.$A$91]-[.$A$87])" office:value-type="float" office:value="0.465267" calcext:value-type="float">
            <text:p>0.465267</text:p>
          </table:table-cell>
          <table:table-cell table:style-name="ce2" table:formula="of:=[.I$87]+([.$A89]-[.$A$87])*([.I$91]-[.I$87])/([.$A$91]-[.$A$87])" office:value-type="float" office:value="-0.3648565" calcext:value-type="float">
            <text:p>-0.3648565</text:p>
          </table:table-cell>
          <table:table-cell table:style-name="ce2" table:formula="of:=[.J$87]+([.$A89]-[.$A$87])*([.J$91]-[.J$87])/([.$A$91]-[.$A$87])" office:value-type="float" office:value="0.01730885" calcext:value-type="float">
            <text:p>0.017308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table:formula="of:=[.B$93]+([.$A90]-[.$A$93])*([.B$95]-[.B$93])/([.$A$95]-[.$A$93])" office:value-type="float" office:value="392.75" calcext:value-type="float">
            <text:p>392.75</text:p>
          </table:table-cell>
          <table:table-cell table:style-name="ce2" table:formula="of:=[.C$87]+([.$A90]-[.$A$87])*([.C$91]-[.C$87])/([.$A$91]-[.$A$87])" office:value-type="float" office:value="0.17732225" calcext:value-type="float">
            <text:p>0.17732225</text:p>
          </table:table-cell>
          <table:table-cell table:style-name="ce2" table:formula="of:=[.D$87]+([.$A90]-[.$A$87])*([.D$91]-[.D$87])/([.$A$91]-[.$A$87])" office:value-type="float" office:value="1.6419075" calcext:value-type="float">
            <text:p>1.6419075</text:p>
          </table:table-cell>
          <table:table-cell table:style-name="ce2" table:formula="of:=[.E$87]+([.$A90]-[.$A$87])*([.E$91]-[.E$87])/([.$A$91]-[.$A$87])" office:value-type="float" office:value="-0.2257265" calcext:value-type="float">
            <text:p>-0.2257265</text:p>
          </table:table-cell>
          <table:table-cell table:style-name="ce2" table:formula="of:=[.F$87]+([.$A90]-[.$A$87])*([.F$91]-[.F$87])/([.$A$91]-[.$A$87])" office:value-type="float" office:value="0.0065731625" calcext:value-type="float">
            <text:p>0.0065731625</text:p>
          </table:table-cell>
          <table:table-cell table:style-name="ce2" table:formula="of:=[.G$87]+([.$A90]-[.$A$87])*([.G$91]-[.G$87])/([.$A$91]-[.$A$87])" office:value-type="float" office:value="8.265205" calcext:value-type="float">
            <text:p>8.265205</text:p>
          </table:table-cell>
          <table:table-cell table:style-name="ce2" table:formula="of:=[.H$87]+([.$A90]-[.$A$87])*([.H$91]-[.H$87])/([.$A$91]-[.$A$87])" office:value-type="float" office:value="0.4721615" calcext:value-type="float">
            <text:p>0.4721615</text:p>
          </table:table-cell>
          <table:table-cell table:style-name="ce2" table:formula="of:=[.I$87]+([.$A90]-[.$A$87])*([.I$91]-[.I$87])/([.$A$91]-[.$A$87])" office:value-type="float" office:value="-0.36625675" calcext:value-type="float">
            <text:p>-0.36625675</text:p>
          </table:table-cell>
          <table:table-cell table:style-name="ce2" table:formula="of:=[.J$87]+([.$A90]-[.$A$87])*([.J$91]-[.J$87])/([.$A$91]-[.$A$87])" office:value-type="float" office:value="0.017385475" calcext:value-type="float">
            <text:p>0.0173854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5.2" calcext:value-type="float">
            <text:p>3.85E+002</text:p>
          </table:table-cell>
          <table:table-cell office:value-type="float" office:value="0.17089" calcext:value-type="float">
            <text:p>0.17089</text:p>
          </table:table-cell>
          <table:table-cell office:value-type="float" office:value="1.65561" calcext:value-type="float">
            <text:p>1.65561</text:p>
          </table:table-cell>
          <table:table-cell office:value-type="float" office:value="-0.229702" calcext:value-type="float">
            <text:p>-0.229702</text:p>
          </table:table-cell>
          <table:table-cell office:value-type="float" office:value="0.00692516" calcext:value-type="float">
            <text:p>0.00692516</text:p>
          </table:table-cell>
          <table:table-cell office:value-type="float" office:value="8.27843" calcext:value-type="float">
            <text:p>8.27843</text:p>
          </table:table-cell>
          <table:table-cell office:value-type="float" office:value="0.479056" calcext:value-type="float">
            <text:p>0.479056</text:p>
          </table:table-cell>
          <table:table-cell office:value-type="float" office:value="-0.367657" calcext:value-type="float">
            <text:p>-0.367657</text:p>
          </table:table-cell>
          <table:table-cell office:value-type="float" office:value="0.0174621" calcext:value-type="float">
            <text:p>0.01746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table:formula="of:=[.B$93]+([.$A92]-[.$A$93])*([.B$95]-[.B$93])/([.$A$95]-[.$A$93])" office:value-type="float" office:value="394.45" calcext:value-type="float">
            <text:p>394.45</text:p>
          </table:table-cell>
          <table:table-cell table:style-name="ce2" table:formula="of:=[.C$91]+([.$A92]-[.$A$91])*([.C$93]-[.C$91])/([.$A$93]-[.$A$91])" office:value-type="float" office:value="0.1395835" calcext:value-type="float">
            <text:p>0.1395835</text:p>
          </table:table-cell>
          <table:table-cell table:style-name="ce2" table:formula="of:=[.D$91]+([.$A92]-[.$A$91])*([.D$93]-[.D$91])/([.$A$93]-[.$A$91])" office:value-type="float" office:value="1.698595" calcext:value-type="float">
            <text:p>1.698595</text:p>
          </table:table-cell>
          <table:table-cell table:style-name="ce2" table:formula="of:=[.E$91]+([.$A92]-[.$A$91])*([.E$93]-[.E$91])/([.$A$93]-[.$A$91])" office:value-type="float" office:value="-0.241903" calcext:value-type="float">
            <text:p>-0.241903</text:p>
          </table:table-cell>
          <table:table-cell table:style-name="ce2" table:formula="of:=[.F$91]+([.$A92]-[.$A$91])*([.F$93]-[.F$91])/([.$A$93]-[.$A$91])" office:value-type="float" office:value="0.00793786" calcext:value-type="float">
            <text:p>0.00793786</text:p>
          </table:table-cell>
          <table:table-cell table:style-name="ce2" table:formula="of:=[.G$91]+([.$A92]-[.$A$91])*([.G$93]-[.G$91])/([.$A$93]-[.$A$91])" office:value-type="float" office:value="8.304265" calcext:value-type="float">
            <text:p>8.304265</text:p>
          </table:table-cell>
          <table:table-cell table:style-name="ce2" table:formula="of:=[.H$91]+([.$A92]-[.$A$91])*([.H$93]-[.H$91])/([.$A$93]-[.$A$91])" office:value-type="float" office:value="0.478685" calcext:value-type="float">
            <text:p>0.478685</text:p>
          </table:table-cell>
          <table:table-cell table:style-name="ce2" table:formula="of:=[.I$91]+([.$A92]-[.$A$91])*([.I$93]-[.I$91])/([.$A$93]-[.$A$91])" office:value-type="float" office:value="-0.3674535" calcext:value-type="float">
            <text:p>-0.3674535</text:p>
          </table:table-cell>
          <table:table-cell table:style-name="ce2" table:formula="of:=[.J$91]+([.$A92]-[.$A$91])*([.J$93]-[.J$91])/([.$A$93]-[.$A$91])" office:value-type="float" office:value="0.0174375" calcext:value-type="float">
            <text:p>0.01743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95.3" calcext:value-type="float">
            <text:p>3.95E+002</text:p>
          </table:table-cell>
          <table:table-cell office:value-type="float" office:value="0.108277" calcext:value-type="float">
            <text:p>0.108277</text:p>
          </table:table-cell>
          <table:table-cell office:value-type="float" office:value="1.74158" calcext:value-type="float">
            <text:p>1.74158</text:p>
          </table:table-cell>
          <table:table-cell office:value-type="float" office:value="-0.254104" calcext:value-type="float">
            <text:p>-0.254104</text:p>
          </table:table-cell>
          <table:table-cell office:value-type="float" office:value="0.00895056" calcext:value-type="float">
            <text:p>0.00895056</text:p>
          </table:table-cell>
          <table:table-cell office:value-type="float" office:value="8.3301" calcext:value-type="float">
            <text:p>8.3301</text:p>
          </table:table-cell>
          <table:table-cell office:value-type="float" office:value="0.478314" calcext:value-type="float">
            <text:p>0.478314</text:p>
          </table:table-cell>
          <table:table-cell office:value-type="float" office:value="-0.36725" calcext:value-type="float">
            <text:p>-0.36725</text:p>
          </table:table-cell>
          <table:table-cell office:value-type="float" office:value="0.0174129" calcext:value-type="float">
            <text:p>0.01741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table:formula="of:=[.B$93]+([.$A94]-[.$A$93])*([.B$95]-[.B$93])/([.$A$95]-[.$A$93])" office:value-type="float" office:value="396.15" calcext:value-type="float">
            <text:p>396.15</text:p>
          </table:table-cell>
          <table:table-cell table:style-name="ce2" table:formula="of:=[.C$93]+([.$A94]-[.$A$93])*([.C$95]-[.C$93])/([.$A$95]-[.$A$93])" office:value-type="float" office:value="0.07357805" calcext:value-type="float">
            <text:p>0.07357805</text:p>
          </table:table-cell>
          <table:table-cell table:style-name="ce2" table:formula="of:=[.D$93]+([.$A94]-[.$A$93])*([.D$95]-[.D$93])/([.$A$95]-[.$A$93])" office:value-type="float" office:value="1.781935" calcext:value-type="float">
            <text:p>1.781935</text:p>
          </table:table-cell>
          <table:table-cell table:style-name="ce2" table:formula="of:=[.E$93]+([.$A94]-[.$A$93])*([.E$95]-[.E$93])/([.$A$95]-[.$A$93])" office:value-type="float" office:value="-0.2651015" calcext:value-type="float">
            <text:p>-0.2651015</text:p>
          </table:table-cell>
          <table:table-cell table:style-name="ce2" table:formula="of:=[.F$93]+([.$A94]-[.$A$93])*([.F$95]-[.F$93])/([.$A$95]-[.$A$93])" office:value-type="float" office:value="0.00984488" calcext:value-type="float">
            <text:p>0.00984488</text:p>
          </table:table-cell>
          <table:table-cell table:style-name="ce2" table:formula="of:=[.G$93]+([.$A94]-[.$A$93])*([.G$95]-[.G$93])/([.$A$95]-[.$A$93])" office:value-type="float" office:value="8.35592" calcext:value-type="float">
            <text:p>8.35592</text:p>
          </table:table-cell>
          <table:table-cell table:style-name="ce2" table:formula="of:=[.H$93]+([.$A94]-[.$A$93])*([.H$95]-[.H$93])/([.$A$95]-[.$A$93])" office:value-type="float" office:value="0.4776995" calcext:value-type="float">
            <text:p>0.4776995</text:p>
          </table:table-cell>
          <table:table-cell table:style-name="ce2" table:formula="of:=[.I$93]+([.$A94]-[.$A$93])*([.I$95]-[.I$93])/([.$A$95]-[.$A$93])" office:value-type="float" office:value="-0.366903" calcext:value-type="float">
            <text:p>-0.366903</text:p>
          </table:table-cell>
          <table:table-cell table:style-name="ce2" table:formula="of:=[.J$93]+([.$A94]-[.$A$93])*([.J$95]-[.J$93])/([.$A$95]-[.$A$93])" office:value-type="float" office:value="0.01737755" calcext:value-type="float">
            <text:p>0.017377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97" calcext:value-type="float">
            <text:p>3.97E+002</text:p>
          </table:table-cell>
          <table:table-cell office:value-type="float" office:value="0.0388791" calcext:value-type="float">
            <text:p>0.0388791</text:p>
          </table:table-cell>
          <table:table-cell office:value-type="float" office:value="1.82229" calcext:value-type="float">
            <text:p>1.82229</text:p>
          </table:table-cell>
          <table:table-cell office:value-type="float" office:value="-0.276099" calcext:value-type="float">
            <text:p>-0.276099</text:p>
          </table:table-cell>
          <table:table-cell office:value-type="float" office:value="0.0107392" calcext:value-type="float">
            <text:p>0.0107392</text:p>
          </table:table-cell>
          <table:table-cell office:value-type="float" office:value="8.38174" calcext:value-type="float">
            <text:p>8.38174</text:p>
          </table:table-cell>
          <table:table-cell office:value-type="float" office:value="0.477085" calcext:value-type="float">
            <text:p>0.477085</text:p>
          </table:table-cell>
          <table:table-cell office:value-type="float" office:value="-0.366556" calcext:value-type="float">
            <text:p>-0.366556</text:p>
          </table:table-cell>
          <table:table-cell office:value-type="float" office:value="0.0173422" calcext:value-type="float">
            <text:p>0.0173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7T14:18:55.940000000</dc:date>
    <meta:editing-duration>PT19M21S</meta:editing-duration>
    <meta:editing-cycles>2</meta:editing-cycles>
    <meta:generator>LibreOffice/4.3.0.4$Windows_x86 LibreOffice_project/62ad5818884a2fc2e5780dd45466868d41009ec0</meta:generator>
    <meta:document-statistic meta:table-count="1" meta:cell-count="94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FD000000FDF1F7E11A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1cm" chart:symbol-height="0.1cm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36cm" svg:y="0.316cm" chart:style-name="ch2">
          <text:p>Coeff[0]</text:p>
        </chart:title>
        <chart:plot-area chart:style-name="ch3" table:cell-range-address="ncoh.A2:ncoh.A95 ncoh.G2:ncoh.G95" svg:x="0.77cm" svg:y="1.635cm" svg:width="14.59cm" svg:height="6.765cm">
          <chartooo:coordinate-region svg:x="1.312cm" svg:y="1.834cm" svg:width="13.768cm" svg:height="6.3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coh.G2:ncoh.G95" chart:class="chart:scatter">
            <chart:domain table:cell-range-address="ncoh.A2:ncoh.A95"/>
            <chart:data-point chart:repeated="9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coh.A2:ncoh.A95</svg:desc>
                </draw:g>
              </table:table-cell>
              <table:table-cell office:value-type="float" office:value="-0.119075">
                <text:p>-0.119075</text:p>
                <draw:g>
                  <svg:desc>ncoh.G2:ncoh.G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4768">
                <text:p>1.04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34366">
                <text:p>1.34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0086">
                <text:p>2.0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62862">
                <text:p>2.62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10861">
                <text:p>3.10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4776">
                <text:p>3.47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77239">
                <text:p>3.77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00716">
                <text:p>4.007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20151">
                <text:p>4.201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6374">
                <text:p>4.26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39404">
                <text:p>4.394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15995">
                <text:p>4.15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64678">
                <text:p>4.646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78525">
                <text:p>4.78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92707">
                <text:p>4.927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07222">
                <text:p>5.07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21079">
                <text:p>5.210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25587">
                <text:p>5.255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32375">
                <text:p>5.32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43942">
                <text:p>5.439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.55039">
                <text:p>5.550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65514">
                <text:p>5.655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77399">
                <text:p>5.773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84604">
                <text:p>5.846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93292">
                <text:p>5.932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01478">
                <text:p>6.014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09024">
                <text:p>6.09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17739">
                <text:p>6.17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23402">
                <text:p>6.234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28298">
                <text:p>6.282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33896">
                <text:p>6.338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3975">
                <text:p>6.39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45637">
                <text:p>6.456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51444">
                <text:p>6.51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57113">
                <text:p>6.571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5975">
                <text:p>6.59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62203">
                <text:p>6.622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.67096">
                <text:p>6.670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72275">
                <text:p>6.72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.79013">
                <text:p>6.790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.846">
                <text:p>6.8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.87599">
                <text:p>6.875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.93136">
                <text:p>6.931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.97547">
                <text:p>6.975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.03216">
                <text:p>7.032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.06446">
                <text:p>7.06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.09856">
                <text:p>7.098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.12708">
                <text:p>7.127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.16085">
                <text:p>7.160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.19665">
                <text:p>7.196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.2346">
                <text:p>7.23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.27415">
                <text:p>7.274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.31469">
                <text:p>7.314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.3349">
                <text:p>7.3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.35812">
                <text:p>7.358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.39532">
                <text:p>7.395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.44255">
                <text:p>7.442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.48347">
                <text:p>7.483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.52334">
                <text:p>7.523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.56222">
                <text:p>7.562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.6002">
                <text:p>7.6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.63711">
                <text:p>7.637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.66938">
                <text:p>7.669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.70798">
                <text:p>7.707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.74188">
                <text:p>7.741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.7747">
                <text:p>7.77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80643">
                <text:p>7.806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.83711">
                <text:p>7.837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.86662">
                <text:p>7.866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.89137">
                <text:p>7.891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.91803">
                <text:p>7.918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.94534">
                <text:p>7.945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.97266">
                <text:p>7.972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.9994">
                <text:p>7.99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.02574">
                <text:p>8.025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.0515">
                <text:p>8.05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08084">
                <text:p>8.080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10524">
                <text:p>8.105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12542">
                <text:p>8.125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.14399">
                <text:p>8.143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15996">
                <text:p>8.159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17489">
                <text:p>8.174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19177">
                <text:p>8.191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20865">
                <text:p>8.208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22553">
                <text:p>8.225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238755">
                <text:p>8.2387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25198">
                <text:p>8.251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265205">
                <text:p>8.2652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27843">
                <text:p>8.278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304265">
                <text:p>8.3042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3301">
                <text:p>8.33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35592">
                <text:p>8.355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38174">
                <text:p>8.381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Windows_x86 LibreOffice_project/62ad5818884a2fc2e5780dd45466868d41009ec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FD000000FDF1F7E11A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1cm" chart:symbol-height="0.1cm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36cm" svg:y="0.316cm" chart:style-name="ch2">
          <text:p>Coeff[1]</text:p>
        </chart:title>
        <chart:plot-area chart:style-name="ch3" table:cell-range-address="ncoh.A2:ncoh.A95 ncoh.D2:ncoh.D95" svg:x="0.77cm" svg:y="1.635cm" svg:width="14.59cm" svg:height="6.765cm">
          <chartooo:coordinate-region svg:x="1.497cm" svg:y="1.834cm" svg:width="13.583cm" svg:height="5.9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coh.D2:ncoh.D95" chart:class="chart:scatter">
            <chart:domain table:cell-range-address="ncoh.A2:ncoh.A95"/>
            <chart:data-point chart:repeated="9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coh.A2:ncoh.A95</svg:desc>
                </draw:g>
              </table:table-cell>
              <table:table-cell office:value-type="float" office:value="1.32685">
                <text:p>1.32685</text:p>
                <draw:g>
                  <svg:desc>ncoh.D2:ncoh.D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2536">
                <text:p>2.02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03368">
                <text:p>1.03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46448">
                <text:p>0.946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21611">
                <text:p>1.21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6693">
                <text:p>1.46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7451">
                <text:p>1.7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7686">
                <text:p>2.17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32016">
                <text:p>2.32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24226">
                <text:p>2.24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61794">
                <text:p>1.617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35498">
                <text:p>1.35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30867">
                <text:p>1.308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34868">
                <text:p>1.34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46032">
                <text:p>1.46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65408">
                <text:p>1.65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74294">
                <text:p>1.74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74279">
                <text:p>1.742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49236">
                <text:p>1.49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32829">
                <text:p>1.32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39055">
                <text:p>1.39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45848">
                <text:p>1.45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52879">
                <text:p>1.528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59727">
                <text:p>1.597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9722">
                <text:p>1.497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57245">
                <text:p>1.572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64129">
                <text:p>1.641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7004">
                <text:p>1.70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75042">
                <text:p>1.750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634">
                <text:p>1.6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6005">
                <text:p>1.6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60327">
                <text:p>1.603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62535">
                <text:p>1.625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72833">
                <text:p>1.728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76082">
                <text:p>1.760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7301">
                <text:p>1.73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53044">
                <text:p>1.530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38397">
                <text:p>1.383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1577">
                <text:p>1.415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5207">
                <text:p>1.4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9347">
                <text:p>1.493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55778">
                <text:p>1.557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495">
                <text:p>1.44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54639">
                <text:p>1.546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64861">
                <text:p>1.648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7374">
                <text:p>1.73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65794">
                <text:p>1.657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57426">
                <text:p>1.574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55865">
                <text:p>1.558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55754">
                <text:p>1.557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57175">
                <text:p>1.571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64267">
                <text:p>1.642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65596">
                <text:p>1.655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64039">
                <text:p>1.640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5003">
                <text:p>1.5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38742">
                <text:p>1.38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33075">
                <text:p>1.330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30925">
                <text:p>1.309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30351">
                <text:p>1.303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33837">
                <text:p>1.338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37733">
                <text:p>1.377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44016">
                <text:p>1.440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43842">
                <text:p>1.438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45064">
                <text:p>1.45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46266">
                <text:p>1.46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47438">
                <text:p>1.474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48545">
                <text:p>1.485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49625">
                <text:p>1.49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48804">
                <text:p>1.488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50264">
                <text:p>1.502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50233">
                <text:p>1.502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50623">
                <text:p>1.506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5124">
                <text:p>1.51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50867">
                <text:p>1.508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57615">
                <text:p>1.576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61204">
                <text:p>1.612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63611">
                <text:p>1.636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65406">
                <text:p>1.654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58076">
                <text:p>1.580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56695">
                <text:p>1.566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54661">
                <text:p>1.546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56125">
                <text:p>1.56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57443333333333">
                <text:p>1.5744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58761666666667">
                <text:p>1.58761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6008">
                <text:p>1.60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6145025">
                <text:p>1.61450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628205">
                <text:p>1.6282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6419075">
                <text:p>1.64190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65561">
                <text:p>1.655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698595">
                <text:p>1.6985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74158">
                <text:p>1.741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781935">
                <text:p>1.7819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82229">
                <text:p>1.822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Windows_x86 LibreOffice_project/62ad5818884a2fc2e5780dd45466868d41009ec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1cm" chart:symbol-height="0.1cm" chart:link-data-style-to-source="true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36cm" svg:y="0.316cm" chart:style-name="ch2">
          <text:p>Coeff[2]</text:p>
        </chart:title>
        <chart:plot-area chart:style-name="ch3" table:cell-range-address="ncoh.A2:ncoh.A95 ncoh.E2:ncoh.E95" svg:x="0.77cm" svg:y="1.635cm" svg:width="14.59cm" svg:height="6.765cm">
          <chartooo:coordinate-region svg:x="1.788cm" svg:y="1.834cm" svg:width="13.293cm" svg:height="6.3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coh.E2:ncoh.E95" chart:class="chart:scatter">
            <chart:domain table:cell-range-address="ncoh.A2:ncoh.A95"/>
            <chart:data-point chart:repeated="9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coh.A2:ncoh.A95</svg:desc>
                </draw:g>
              </table:table-cell>
              <table:table-cell office:value-type="float" office:value="-0.30562">
                <text:p>-0.30562</text:p>
                <draw:g>
                  <svg:desc>ncoh.E2:ncoh.E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44871">
                <text:p>-0.44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0.190377">
                <text:p>-0.1903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171142">
                <text:p>-0.171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.239087">
                <text:p>-0.239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0.293743">
                <text:p>-0.293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0.35466">
                <text:p>-0.354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0.44905">
                <text:p>-0.449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0.475412">
                <text:p>-0.4754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.44764">
                <text:p>-0.447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0.287191">
                <text:p>-0.287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0.222491">
                <text:p>-0.2224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0.211648">
                <text:p>-0.2116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0.222315">
                <text:p>-0.222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0.251331">
                <text:p>-0.251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0.298623">
                <text:p>-0.2986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0.319429">
                <text:p>-0.319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0.317646">
                <text:p>-0.3176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0.254135">
                <text:p>-0.2541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0.213747">
                <text:p>-0.2137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0.225849">
                <text:p>-0.2258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0.23916">
                <text:p>-0.239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0.252768">
                <text:p>-0.2527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0.26624">
                <text:p>-0.26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0.238781">
                <text:p>-0.2387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0.253198">
                <text:p>-0.253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0.266013">
                <text:p>-0.2660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0.276443">
                <text:p>-0.27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0.284555">
                <text:p>-0.2845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0.253646">
                <text:p>-0.2536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0.244908">
                <text:p>-0.2449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0.245555">
                <text:p>-0.2455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0.250783">
                <text:p>-0.2507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0.277138">
                <text:p>-0.2771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0.285099">
                <text:p>-0.2850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0.276824">
                <text:p>-0.2768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0.227403">
                <text:p>-0.2274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0.192225">
                <text:p>-0.1922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0.199713">
                <text:p>-0.199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0.208122">
                <text:p>-0.2081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0.217419">
                <text:p>-0.2174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0.233341">
                <text:p>-0.2333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0.20489">
                <text:p>-0.204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0.22647">
                <text:p>-0.226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0.250238">
                <text:p>-0.2502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0.269883">
                <text:p>-0.2698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0.24874">
                <text:p>-0.248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0.227646">
                <text:p>-0.2276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0.224492">
                <text:p>-0.2244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224736">
                <text:p>-0.2247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228753">
                <text:p>-0.2287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0.24789">
                <text:p>-0.247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0.251067">
                <text:p>-0.2510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0.247642">
                <text:p>-0.247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0.213333">
                <text:p>-0.21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186356">
                <text:p>-0.1863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170883">
                <text:p>-0.1708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0.164548">
                <text:p>-0.1645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0.161841">
                <text:p>-0.1618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0.162866">
                <text:p>-0.1628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0.167229">
                <text:p>-0.1672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174941">
                <text:p>-0.174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188641">
                <text:p>-0.1886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186137">
                <text:p>-0.1861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0.187591">
                <text:p>-0.1875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0.189102">
                <text:p>-0.1891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0.190559">
                <text:p>-0.1905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0.191908">
                <text:p>-0.1919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0.193234">
                <text:p>-0.1932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0.189143">
                <text:p>-0.189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0.192474">
                <text:p>-0.1924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0.191385">
                <text:p>-0.1913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0.191396">
                <text:p>-0.1913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0.19122">
                <text:p>-0.191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0.18957">
                <text:p>-0.189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0.205332">
                <text:p>-0.2053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0.213186">
                <text:p>-0.2131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0.217964">
                <text:p>-0.2179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0.220982">
                <text:p>-0.2209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0.202968">
                <text:p>-0.2029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0.200347">
                <text:p>-0.2003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0.195973">
                <text:p>-0.1959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0.200932">
                <text:p>-0.2009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0.205221333333333">
                <text:p>-0.205221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0.209510666666667">
                <text:p>-0.209510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0.2138">
                <text:p>-0.21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0.2177755">
                <text:p>-0.21777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0.221751">
                <text:p>-0.2217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0.2257265">
                <text:p>-0.22572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-0.229702">
                <text:p>-0.2297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0.241903">
                <text:p>-0.2419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-0.254104">
                <text:p>-0.2541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-0.2651015">
                <text:p>-0.26510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-0.276099">
                <text:p>-0.2760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Windows_x86 LibreOffice_project/62ad5818884a2fc2e5780dd45466868d41009ec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1cm" chart:symbol-height="0.1cm" chart:link-data-style-to-source="true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36cm" svg:y="0.316cm" chart:style-name="ch2">
          <text:p>Coeff[3]</text:p>
        </chart:title>
        <chart:plot-area chart:style-name="ch3" table:cell-range-address="ncoh.A2:ncoh.A95 ncoh.F2:ncoh.F95" svg:x="0.77cm" svg:y="1.635cm" svg:width="14.59cm" svg:height="6.765cm">
          <chartooo:coordinate-region svg:x="1.868cm" svg:y="1.834cm" svg:width="13.212cm" svg:height="5.9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coh.F2:ncoh.F95" chart:class="chart:scatter">
            <chart:domain table:cell-range-address="ncoh.A2:ncoh.A95"/>
            <chart:data-point chart:repeated="9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coh.A2:ncoh.A95</svg:desc>
                </draw:g>
              </table:table-cell>
              <table:table-cell office:value-type="float" office:value="0.0185025">
                <text:p>0.0185025</text:p>
                <draw:g>
                  <svg:desc>ncoh.F2:ncoh.F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79691">
                <text:p>0.0279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779955">
                <text:p>0.00779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651413">
                <text:p>0.006514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17686">
                <text:p>0.0117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156005">
                <text:p>0.0156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198705">
                <text:p>0.0198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264733">
                <text:p>0.0264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28068">
                <text:p>0.028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255801">
                <text:p>0.02558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131526">
                <text:p>0.0131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830141">
                <text:p>0.00830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75421">
                <text:p>0.0075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841959">
                <text:p>0.00841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107202">
                <text:p>0.0107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142979">
                <text:p>0.01429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158429">
                <text:p>0.0158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156467">
                <text:p>0.01564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107684">
                <text:p>0.0107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773065">
                <text:p>0.007730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851954">
                <text:p>0.00851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938528">
                <text:p>0.00938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102571">
                <text:p>0.0102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111523">
                <text:p>0.0111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893208">
                <text:p>0.00893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985822">
                <text:p>0.009858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106512">
                <text:p>0.01065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112628">
                <text:p>0.01126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11693">
                <text:p>0.0116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927233">
                <text:p>0.009272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861898">
                <text:p>0.008618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871239">
                <text:p>0.008712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909103">
                <text:p>0.00909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111735">
                <text:p>0.01117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117865">
                <text:p>0.01178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11128">
                <text:p>0.011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739033">
                <text:p>0.00739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478611">
                <text:p>0.004786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533312">
                <text:p>0.00533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595139">
                <text:p>0.005951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662245">
                <text:p>0.006622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785506">
                <text:p>0.007855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564745">
                <text:p>0.005647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718375">
                <text:p>0.00718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893818">
                <text:p>0.008938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103248">
                <text:p>0.01032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866218">
                <text:p>0.008662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70565">
                <text:p>0.00705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685776">
                <text:p>0.006857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691395">
                <text:p>0.006913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726386">
                <text:p>0.007263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880567">
                <text:p>0.008805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904874">
                <text:p>0.009048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882144">
                <text:p>0.008821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624264">
                <text:p>0.006242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424917">
                <text:p>0.004249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304111">
                <text:p>0.003041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252641">
                <text:p>0.002526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227394">
                <text:p>0.002273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229377">
                <text:p>0.002293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25557">
                <text:p>0.00255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306213">
                <text:p>0.003062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401226">
                <text:p>0.004012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37524">
                <text:p>0.00375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379932">
                <text:p>0.003799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385628">
                <text:p>0.003856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390903">
                <text:p>0.003909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395645">
                <text:p>0.003956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400233">
                <text:p>0.004002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362264">
                <text:p>0.003622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385751">
                <text:p>0.003857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374011">
                <text:p>0.003740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370889">
                <text:p>0.003708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37145">
                <text:p>0.00371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349584">
                <text:p>0.003495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466731">
                <text:p>0.004667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520497">
                <text:p>0.005204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055267">
                <text:p>0.00552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0570751">
                <text:p>0.005707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435692">
                <text:p>0.004356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420901">
                <text:p>0.004209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90772">
                <text:p>0.003907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436768">
                <text:p>0.004367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475084333333333">
                <text:p>0.00475084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513400666666667">
                <text:p>0.00513400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551717">
                <text:p>0.005517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58691675">
                <text:p>0.00586916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6221165">
                <text:p>0.0062211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65731625">
                <text:p>0.0065731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692516">
                <text:p>0.006925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793786">
                <text:p>0.007937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895056">
                <text:p>0.008950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984488">
                <text:p>0.009844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107392">
                <text:p>0.01073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Windows_x86 LibreOffice_project/62ad5818884a2fc2e5780dd45466868d41009ec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FD000000FDF1F7E11A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1cm" chart:symbol-height="0.1cm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36cm" svg:y="0.316cm" chart:style-name="ch2">
          <text:p>Coeff[0]</text:p>
        </chart:title>
        <chart:plot-area chart:style-name="ch3" table:cell-range-address="ncoh.A2:ncoh.A95 ncoh.C2:ncoh.C95" svg:x="0.77cm" svg:y="1.635cm" svg:width="14.59cm" svg:height="6.765cm">
          <chartooo:coordinate-region svg:x="1.603cm" svg:y="1.834cm" svg:width="13.478cm" svg:height="6.3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coh.C2:ncoh.C95" chart:class="chart:scatter">
            <chart:domain table:cell-range-address="ncoh.A2:ncoh.A95"/>
            <chart:data-point chart:repeated="9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coh.A2:ncoh.A95</svg:desc>
                </draw:g>
              </table:table-cell>
              <table:table-cell office:value-type="float" office:value="-2.15772">
                <text:p>-2.15772</text:p>
                <draw:g>
                  <svg:desc>ncoh.C2:ncoh.C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.56357">
                <text:p>-2.56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.0874">
                <text:p>-1.0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690079">
                <text:p>-0.690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.791177">
                <text:p>-0.791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0.982878">
                <text:p>-0.982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.23693">
                <text:p>-1.236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.73679">
                <text:p>-1.73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.8757">
                <text:p>-1.8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.7551">
                <text:p>-1.7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0.967717">
                <text:p>-0.9677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0.571611">
                <text:p>-0.5716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0.439322">
                <text:p>-0.4393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0.414971">
                <text:p>-0.414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0.476903">
                <text:p>-0.4769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0.656419">
                <text:p>-0.656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0.718627">
                <text:p>-0.7186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0.682105">
                <text:p>-0.682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0.344007">
                <text:p>-0.3440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0.098242">
                <text:p>-0.0982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0.159831">
                <text:p>-0.1598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0.230573">
                <text:p>-0.2305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0.308103">
                <text:p>-0.3081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0.387641">
                <text:p>-0.387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0.247059">
                <text:p>-0.247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0.342379">
                <text:p>-0.3423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0.428804">
                <text:p>-0.428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0.50436">
                <text:p>-0.504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0.57021">
                <text:p>-0.57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0.420535">
                <text:p>-0.420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0.358218">
                <text:p>-0.3582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0.334383">
                <text:p>-0.3343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0.339189">
                <text:p>-0.3391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0.432927">
                <text:p>-0.4329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0.448001">
                <text:p>-0.448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0.39181">
                <text:p>-0.39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0.128039">
                <text:p>-0.1280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799161">
                <text:p>0.0799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629057">
                <text:p>0.06290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366697">
                <text:p>0.03666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0202289">
                <text:p>0.0002022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0.056286">
                <text:p>-0.0562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757616">
                <text:p>0.07576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0.0424981">
                <text:p>-0.0424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0.160399">
                <text:p>-0.1603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0.267564">
                <text:p>-0.2675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0.166475">
                <text:p>-0.1664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0.0516701">
                <text:p>-0.05167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0.00817283">
                <text:p>-0.008172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142151">
                <text:p>0.01421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156362">
                <text:p>0.01563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0.0407579">
                <text:p>-0.04075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0.040442">
                <text:p>-0.0404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0.00282407">
                <text:p>-0.00282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184861">
                <text:p>0.1848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344376">
                <text:p>0.3443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09104">
                <text:p>0.4091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39881">
                <text:p>0.4398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49124">
                <text:p>0.4491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37283">
                <text:p>0.4372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05823">
                <text:p>0.4058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355383">
                <text:p>0.3553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280316">
                <text:p>0.2803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273133">
                <text:p>0.2731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257539">
                <text:p>0.2575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42685">
                <text:p>0.2426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228493">
                <text:p>0.2284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225233">
                <text:p>0.2252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202656">
                <text:p>0.2026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02248">
                <text:p>0.2022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197176">
                <text:p>0.1971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199469">
                <text:p>0.1994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196871">
                <text:p>0.1968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191015">
                <text:p>0.1910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189644">
                <text:p>0.1896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116448">
                <text:p>0.1164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719908">
                <text:p>0.07199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420186">
                <text:p>0.04201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156916">
                <text:p>0.01569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14587">
                <text:p>0.1145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147052">
                <text:p>0.1470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182167">
                <text:p>0.1821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18986">
                <text:p>0.189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192113">
                <text:p>0.1921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194366">
                <text:p>0.1943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196619">
                <text:p>0.1966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19018675">
                <text:p>0.190186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837545">
                <text:p>0.1837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17732225">
                <text:p>0.177322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17089">
                <text:p>0.170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1395835">
                <text:p>0.13958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108277">
                <text:p>0.1082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7357805">
                <text:p>0.073578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388791">
                <text:p>0.03887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Windows_x86 LibreOffice_project/62ad5818884a2fc2e5780dd45466868d41009ec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FD000000FDF1F7E11A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1cm" chart:symbol-height="0.1cm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36cm" svg:y="0.316cm" chart:style-name="ch2">
          <text:p>Coeff[1]</text:p>
        </chart:title>
        <chart:plot-area chart:style-name="ch3" table:cell-range-address="ncoh.A2:ncoh.A95 ncoh.H2:ncoh.H95" svg:x="0.77cm" svg:y="1.635cm" svg:width="14.59cm" svg:height="6.765cm">
          <chartooo:coordinate-region svg:x="1.603cm" svg:y="1.835cm" svg:width="13.478cm" svg:height="6.3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coh.H2:ncoh.H95" chart:class="chart:scatter">
            <chart:domain table:cell-range-address="ncoh.A2:ncoh.A95"/>
            <chart:data-point chart:repeated="9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coh.A2:ncoh.A95</svg:desc>
                </draw:g>
              </table:table-cell>
              <table:table-cell office:value-type="float" office:value="-0.937086">
                <text:p>-0.937086</text:p>
                <draw:g>
                  <svg:desc>ncoh.H2:ncoh.H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0851805">
                <text:p>-0.0851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81557">
                <text:p>0.181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046192">
                <text:p>-0.046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.207916">
                <text:p>-0.207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0.26058">
                <text:p>-0.260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0.215762">
                <text:p>-0.215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0.148539">
                <text:p>-0.1485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0.0560908">
                <text:p>-0.0560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416247">
                <text:p>0.04162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34662">
                <text:p>0.134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37858">
                <text:p>0.137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40549">
                <text:p>0.140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6278">
                <text:p>0.162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68708">
                <text:p>0.168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65746">
                <text:p>0.1657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49127">
                <text:p>0.1491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35618">
                <text:p>0.1356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8804">
                <text:p>0.188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06685">
                <text:p>0.2066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00174">
                <text:p>0.2001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97697">
                <text:p>0.1976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199533">
                <text:p>0.199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03858">
                <text:p>0.2038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13814">
                <text:p>0.2138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225038">
                <text:p>0.2250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37959">
                <text:p>0.2379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2277">
                <text:p>0.222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73123">
                <text:p>0.2731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84312">
                <text:p>0.2843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91334">
                <text:p>0.2913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91512">
                <text:p>0.2915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88866">
                <text:p>0.2888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86737">
                <text:p>0.2867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86324">
                <text:p>0.286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87711">
                <text:p>0.287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02389">
                <text:p>0.3023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24559">
                <text:p>0.3245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32507">
                <text:p>0.32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323964">
                <text:p>0.3239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11282">
                <text:p>0.3112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30279">
                <text:p>0.302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326165">
                <text:p>0.3261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334794">
                <text:p>0.3347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346394">
                <text:p>0.3463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349838">
                <text:p>0.3498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363456">
                <text:p>0.363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372199">
                <text:p>0.3721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382082">
                <text:p>0.3820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385512">
                <text:p>0.3855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385543">
                <text:p>0.3855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382493">
                <text:p>0.3824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377223">
                <text:p>0.3772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370315">
                <text:p>0.3703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376825">
                <text:p>0.376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379361">
                <text:p>0.3793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369895">
                <text:p>0.3698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371328">
                <text:p>0.3713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368431">
                <text:p>0.3684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366462">
                <text:p>0.3664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365055">
                <text:p>0.3650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364134">
                <text:p>0.3641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363957">
                <text:p>0.3639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359752">
                <text:p>0.3597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365345">
                <text:p>0.3653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367107">
                <text:p>0.3671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369722">
                <text:p>0.3697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373226">
                <text:p>0.3732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377547">
                <text:p>0.3775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382933">
                <text:p>0.3829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386034">
                <text:p>0.3860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87021">
                <text:p>0.3870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387299">
                <text:p>0.3872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387704">
                <text:p>0.3877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388739">
                <text:p>0.3887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390458">
                <text:p>0.3904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393143">
                <text:p>0.3931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39579">
                <text:p>0.395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00576">
                <text:p>0.400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05858">
                <text:p>0.4058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08692">
                <text:p>0.4086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18031">
                <text:p>0.4180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27916">
                <text:p>0.4279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3577">
                <text:p>0.435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43624">
                <text:p>0.4436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51478">
                <text:p>0.4514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583725">
                <text:p>0.45837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65267">
                <text:p>0.4652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721615">
                <text:p>0.47216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79056">
                <text:p>0.4790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78685">
                <text:p>0.4786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78314">
                <text:p>0.4783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776995">
                <text:p>0.47769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77085">
                <text:p>0.4770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Windows_x86 LibreOffice_project/62ad5818884a2fc2e5780dd45466868d41009ec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36cm" svg:y="0.316cm" chart:style-name="ch2">
          <text:p>Coeff[2]</text:p>
        </chart:title>
        <chart:plot-area chart:style-name="ch3" table:cell-range-address="ncoh.A2:ncoh.A95 ncoh.I2:ncoh.I95" svg:x="0.77cm" svg:y="1.635cm" svg:width="14.59cm" svg:height="6.765cm">
          <chartooo:coordinate-region svg:x="1.788cm" svg:y="1.834cm" svg:width="13.293cm" svg:height="6.3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coh.I2:ncoh.I95" chart:class="chart:scatter">
            <chart:domain table:cell-range-address="ncoh.A2:ncoh.A95"/>
            <chart:data-point chart:repeated="9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coh.A2:ncoh.A95</svg:desc>
                </draw:g>
              </table:table-cell>
              <table:table-cell office:value-type="float" office:value="-0.200538">
                <text:p>-0.200538</text:p>
                <draw:g>
                  <svg:desc>ncoh.I2:ncoh.I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403527">
                <text:p>-0.403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0.423981">
                <text:p>-0.423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337018">
                <text:p>-0.337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.286283">
                <text:p>-0.286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0.271974">
                <text:p>-0.2719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0.288874">
                <text:p>-0.2888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0.307124">
                <text:p>-0.307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0.332017">
                <text:p>-0.332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.356754">
                <text:p>-0.3567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0.37008">
                <text:p>-0.37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0.35954">
                <text:p>-0.35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0.352441">
                <text:p>-0.352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0.358563">
                <text:p>-0.3585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0.360383">
                <text:p>-0.360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0.359424">
                <text:p>-0.359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0.352858">
                <text:p>-0.3528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0.347214">
                <text:p>-0.347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0.359623">
                <text:p>-0.3596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0.361664">
                <text:p>-0.3616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0.359064">
                <text:p>-0.3590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0.357694">
                <text:p>-0.3576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0.357487">
                <text:p>-0.3574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0.359699">
                <text:p>-0.359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0.359718">
                <text:p>-0.3597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0.361748">
                <text:p>-0.3617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0.364056">
                <text:p>-0.3640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0.366568">
                <text:p>-0.3665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0.37236">
                <text:p>-0.372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0.372143">
                <text:p>-0.372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0.369391">
                <text:p>-0.3693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0.365643">
                <text:p>-0.3656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0.361747">
                <text:p>-0.3617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0.358794">
                <text:p>-0.3587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0.357027">
                <text:p>-0.3570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0.356311">
                <text:p>-0.3563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0.356755">
                <text:p>-0.3567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0.361651">
                <text:p>-0.3616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0.360613">
                <text:p>-0.3606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0.359463">
                <text:p>-0.3594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0.355233">
                <text:p>-0.3552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0.351131">
                <text:p>-0.351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0.358969">
                <text:p>-0.3589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0.363497">
                <text:p>-0.3634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0.367794">
                <text:p>-0.3677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0.370099">
                <text:p>-0.3700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0.373597">
                <text:p>-0.3735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0.375345">
                <text:p>-0.3753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0.376855">
                <text:p>-0.3768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376481">
                <text:p>-0.3764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375054">
                <text:p>-0.3750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0.372715">
                <text:p>-0.3727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0.369728">
                <text:p>-0.3697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0.36628">
                <text:p>-0.36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0.365713">
                <text:p>-0.3657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364099">
                <text:p>-0.3640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359376">
                <text:p>-0.3593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0.359642">
                <text:p>-0.3596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0.357689">
                <text:p>-0.3576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0.356048">
                <text:p>-0.3560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0.354511">
                <text:p>-0.3545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353086">
                <text:p>-0.3530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3519">
                <text:p>-0.35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348899">
                <text:p>-0.3488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0.350031">
                <text:p>-0.3500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0.349433">
                <text:p>-0.3494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0.349132">
                <text:p>-0.3491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0.349147">
                <text:p>-0.3491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0.349441">
                <text:p>-0.3494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0.350126">
                <text:p>-0.3501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0.349756">
                <text:p>-0.3497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0.348881">
                <text:p>-0.3488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0.347926">
                <text:p>-0.3479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0.347155">
                <text:p>-0.3471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0.346726">
                <text:p>-0.3467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0.346658">
                <text:p>-0.3466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0.347052">
                <text:p>-0.3470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0.348032">
                <text:p>-0.3480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0.34934">
                <text:p>-0.349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0.350329">
                <text:p>-0.3503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0.349802">
                <text:p>-0.3498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0.35233">
                <text:p>-0.352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0.355068">
                <text:p>-0.3550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0.357397333333333">
                <text:p>-0.357397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0.359726666666667">
                <text:p>-0.35972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0.362056">
                <text:p>-0.362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0.36345625">
                <text:p>-0.36345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0.3648565">
                <text:p>-0.3648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0.36625675">
                <text:p>-0.366256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-0.367657">
                <text:p>-0.3676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0.3674535">
                <text:p>-0.36745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-0.36725">
                <text:p>-0.36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-0.366903">
                <text:p>-0.3669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-0.366556">
                <text:p>-0.3665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Windows_x86 LibreOffice_project/62ad5818884a2fc2e5780dd45466868d41009ec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36cm" svg:y="0.316cm" chart:style-name="ch2">
          <text:p>Coeff[3]</text:p>
        </chart:title>
        <chart:plot-area chart:style-name="ch3" table:cell-range-address="ncoh.A2:ncoh.A95 ncoh.J2:ncoh.J95" svg:x="0.77cm" svg:y="1.635cm" svg:width="14.59cm" svg:height="6.765cm">
          <chartooo:coordinate-region svg:x="1.868cm" svg:y="1.834cm" svg:width="13.212cm" svg:height="5.9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coh.J2:ncoh.J95" chart:class="chart:scatter">
            <chart:domain table:cell-range-address="ncoh.A2:ncoh.A95"/>
            <chart:data-point chart:repeated="9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coh.A2:ncoh.A95</svg:desc>
                </draw:g>
              </table:table-cell>
              <table:table-cell office:value-type="float" office:value="0.0106587">
                <text:p>0.0106587</text:p>
                <draw:g>
                  <svg:desc>ncoh.J2:ncoh.J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69398">
                <text:p>0.0269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6619">
                <text:p>0.026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86939">
                <text:p>0.0186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44966">
                <text:p>0.0144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135181">
                <text:p>0.0135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115131">
                <text:p>0.0115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167303">
                <text:p>0.0167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187934">
                <text:p>0.01879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207585">
                <text:p>0.02075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214467">
                <text:p>0.0214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20238">
                <text:p>0.020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193692">
                <text:p>0.0193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196926">
                <text:p>0.01969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197155">
                <text:p>0.0197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195505">
                <text:p>0.01955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189439">
                <text:p>0.01894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184333">
                <text:p>0.0184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193085">
                <text:p>0.01930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93328">
                <text:p>0.0193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191027">
                <text:p>0.01910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189866">
                <text:p>0.01898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189691">
                <text:p>0.01896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192225">
                <text:p>0.01922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191459">
                <text:p>0.01914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193024">
                <text:p>0.01930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194754">
                <text:p>0.01947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196586">
                <text:p>0.01965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201638">
                <text:p>0.02016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200525">
                <text:p>0.02005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197029">
                <text:p>0.01970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192896">
                <text:p>0.01928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188788">
                <text:p>0.01887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185618">
                <text:p>0.01856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183557">
                <text:p>0.01835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18247">
                <text:p>0.0182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181706">
                <text:p>0.01817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1848">
                <text:p>0.018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183326">
                <text:p>0.01833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18189">
                <text:p>0.0181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178231">
                <text:p>0.01782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174403">
                <text:p>0.01744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180482">
                <text:p>0.01804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184429">
                <text:p>0.01844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187885">
                <text:p>0.01878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189983">
                <text:p>0.01899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192478">
                <text:p>0.01924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193481">
                <text:p>0.01934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194151">
                <text:p>0.01941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193305">
                <text:p>0.01933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191608">
                <text:p>0.01916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189194">
                <text:p>0.01891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18628">
                <text:p>0.0186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183025">
                <text:p>0.01830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181843">
                <text:p>0.01818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179817">
                <text:p>0.01798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175406">
                <text:p>0.01754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175852">
                <text:p>0.0175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174099">
                <text:p>0.01740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17262">
                <text:p>0.0172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171214">
                <text:p>0.01712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169894">
                <text:p>0.0169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168783">
                <text:p>0.01687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16589">
                <text:p>0.0165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166927">
                <text:p>0.01669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166273">
                <text:p>0.01662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165862">
                <text:p>0.01658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16571">
                <text:p>0.0165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16578">
                <text:p>0.0165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166173">
                <text:p>0.01661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16548">
                <text:p>0.0165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164406">
                <text:p>0.01644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16323">
                <text:p>0.0163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162372">
                <text:p>0.01623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161751">
                <text:p>0.01617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161455">
                <text:p>0.01614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16157">
                <text:p>0.0161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162345">
                <text:p>0.01623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163264">
                <text:p>0.01632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163772">
                <text:p>0.01637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16288">
                <text:p>0.016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16466">
                <text:p>0.0164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166601">
                <text:p>0.01666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168252666666667">
                <text:p>0.0168252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169904333333333">
                <text:p>0.0169904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171556">
                <text:p>0.01715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17232225">
                <text:p>0.0172322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1730885">
                <text:p>0.017308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17385475">
                <text:p>0.0173854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174621">
                <text:p>0.01746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174375">
                <text:p>0.0174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174129">
                <text:p>0.01741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1737755">
                <text:p>0.017377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173422">
                <text:p>0.01734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Windows_x86 LibreOffice_project/62ad5818884a2fc2e5780dd45466868d41009ec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